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1.879cm"/>
    </style:style>
    <style:style style:name="co4" style:family="table-column">
      <style:table-column-properties fo:break-before="auto" style:column-width="0.87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514cm"/>
    </style:style>
    <style:style style:name="co7" style:family="table-column">
      <style:table-column-properties fo:break-before="auto" style:column-width="2.944cm"/>
    </style:style>
    <style:style style:name="co8" style:family="table-column">
      <style:table-column-properties fo:break-before="auto" style:column-width="4.47cm"/>
    </style:style>
    <style:style style:name="co9" style:family="table-column">
      <style:table-column-properties fo:break-before="auto" style:column-width="2.921cm"/>
    </style:style>
    <style:style style:name="co10" style:family="table-column">
      <style:table-column-properties fo:break-before="auto" style:column-width="2.39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99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currency-style style:name="N103P0" style:volatile="true">
      <number:currency-symbol number:language="es" number:country="UY">$</number:currency-symbol>
      <number:number number:decimal-places="0" number:min-decimal-places="0" number:min-integer-digits="1" number:grouping="true"/>
    </number:currency-style>
    <number:currency-style style:name="N103">
      <style:text-properties fo:color="#ff0000"/>
      <number:text>(</number:text>
      <number:currency-symbol number:language="es" number:country="UY">$</number:currency-symbol>
      <number:number number:decimal-places="0" number:min-decimal-places="0" number:min-integer-digits="1" number:grouping="true"/>
      <number:text>)</number:text>
      <style:map style:condition="value()&gt;=0" style:apply-style-name="N103P0"/>
    </number:currency-style>
    <style:style style:name="ce45" style:family="table-cell" style:parent-style-name="Default" style:data-style-name="N3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46" style:family="table-cell" style:parent-style-name="Default" style:data-style-name="N3">
      <style:table-cell-properties style:text-align-source="fix" style:repeat-content="false" fo:border="0.74pt solid #000000" style:vertical-align="middle"/>
      <style:paragraph-properties fo:text-align="center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.071cm"/>
    </style:style>
    <style:style style:name="ce48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.071cm"/>
    </style:style>
    <style:style style:name="ce51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start" fo:margin-left="0.071cm"/>
    </style:style>
    <style:style style:name="ce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6" style:family="table-cell" style:parent-style-name="Default" style:data-style-name="N3">
      <style:table-cell-properties style:text-align-source="fix" style:repeat-content="false" style:vertical-align="middle"/>
      <style:paragraph-properties fo:text-align="center"/>
    </style:style>
    <style:style style:name="ce57" style:family="table-cell" style:parent-style-name="Default" style:data-style-name="N103">
      <style:table-cell-properties style:text-align-source="fix" style:repeat-content="false" fo:border="0.74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cm"/>
      <style:text-properties fo:color="#3465a4" fo:font-weight="bold" style:font-weight-asian="bold" style:font-weight-complex="bold"/>
    </style:style>
    <style:style style:name="ce59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3465a4" fo:font-weight="bold" style:font-weight-asian="bold" style:font-weight-complex="bold"/>
    </style:style>
    <style:style style:name="ce6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465a4" fo:font-weight="bold" style:font-weight-asian="bold" style:font-weight-complex="bold"/>
    </style:style>
    <style:style style:name="ce61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4000" fo:font-weight="bold" style:font-weight-asian="bold" style:font-weight-complex="bold"/>
    </style:style>
    <style:style style:name="ce62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63" style:family="table-cell" style:parent-style-name="Default">
      <style:table-cell-properties fo:background-color="#ffffd7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72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73" style:family="table-cell" style:parent-style-name="Default">
      <style:table-cell-properties fo:background-color="#3465a4" style:text-align-source="fix" style:repeat-content="fals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74" style:family="table-cell" style:parent-style-name="Default">
      <style:table-cell-properties fo:border-bottom="none" fo:background-color="#000000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3465a4" fo:font-weight="bold" style:font-weight-asian="bold" style:font-weight-complex="bold"/>
    </style:style>
    <style:style style:name="ce7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4000" fo:font-weight="bold" style:font-weight-asian="bold" style:font-weight-complex="bold"/>
    </style:style>
    <style:style style:name="ce7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77" style:family="table-cell" style:parent-style-name="Default">
      <style:table-cell-properties fo:background-color="#ff40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" style:family="table-cell" style:parent-style-name="Default" style:data-style-name="N3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24" style:family="table-cell" style:parent-style-name="Default" style:data-style-name="N3">
      <style:table-cell-properties style:text-align-source="fix" style:repeat-content="false" fo:border="0.74pt solid #000000" style:vertical-align="middle"/>
      <style:paragraph-properties fo:text-align="center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.071cm"/>
    </style:style>
    <style:style style:name="ce2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.071cm"/>
    </style:style>
    <style:style style:name="ce28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start" fo:margin-left="0.071cm"/>
    </style:style>
    <style:style style:name="ce2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1" style:family="table-cell" style:parent-style-name="Default" style:data-style-name="N3">
      <style:table-cell-properties style:text-align-source="fix" style:repeat-content="false" style:vertical-align="middle"/>
      <style:paragraph-properties fo:text-align="center"/>
    </style:style>
    <style:style style:name="ce32" style:family="table-cell" style:parent-style-name="Default" style:data-style-name="N103">
      <style:table-cell-properties style:text-align-source="fix" style:repeat-content="false" fo:border="0.74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ackground-color="#000000" style:text-align-source="fix" style:repeat-content="false" fo:border="none"/>
      <style:paragraph-properties fo:text-align="center" fo:margin-left="0cm"/>
      <style:text-properties fo:color="#3465a4" fo:font-weight="bold" style:font-weight-asian="bold" style:font-weight-complex="bold"/>
    </style:style>
    <style:style style:name="ce43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3465a4" fo:font-weight="bold" style:font-weight-asian="bold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465a4" fo:font-weight="bold" style:font-weight-asian="bold" style:font-weight-complex="bold"/>
    </style:style>
    <style:style style:name="ce55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4000" fo:font-weight="bold" style:font-weight-asian="bold" style:font-weight-complex="bold"/>
    </style:style>
    <style:style style:name="ce64" style:family="table-cell" style:parent-style-name="Default">
      <style:table-cell-properties fo:background-color="#afd095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65" style:family="table-cell" style:parent-style-name="Default">
      <style:table-cell-properties fo:background-color="#ffffd7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66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67" style:family="table-cell" style:parent-style-name="Default">
      <style:table-cell-properties fo:background-color="#3465a4" style:text-align-source="fix" style:repeat-content="false" style:vertical-align="middle"/>
      <style:paragraph-properties fo:text-align="center"/>
      <style:text-properties style:use-window-font-color="true" fo:font-weight="bold" style:font-weight-asian="bold" style:font-weight-complex="bold"/>
    </style:style>
    <style:style style:name="ce68" style:family="table-cell" style:parent-style-name="Default">
      <style:table-cell-properties fo:border-bottom="none" fo:background-color="#000000" style:text-align-source="fix" style:repeat-content="false" fo:border-left="0.74pt solid #000000" fo:border-right="0.74pt solid #000000" fo:border-top="none"/>
      <style:paragraph-properties fo:text-align="center" fo:margin-left="0cm"/>
      <style:text-properties fo:color="#3465a4"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4000" fo:font-weight="bold" style:font-weight-asian="bold" style:font-weight-complex="bold"/>
    </style:style>
    <style:style style:name="ce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71" style:family="table-cell" style:parent-style-name="Default">
      <style:table-cell-properties fo:background-color="#ff4000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>
      <style:table-cell-properties fo:background-color="#999999" style:text-align-source="fix" style:repeat-content="false"/>
      <style:paragraph-properties fo:text-align="center" fo:margin-left="0cm"/>
    </style:style>
    <style:style style:name="ce35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36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7" style:family="table-cell" style:parent-style-name="Default"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0" style:family="table-cell" style:parent-style-name="Default">
      <style:text-properties style:text-underline-style="none"/>
    </style:style>
    <style:style style:name="ce39" style:family="table-cell" style:parent-style-name="Default">
      <style:table-cell-properties fo:background-color="#999999"/>
    </style:style>
    <style:style style:name="ce40" style:family="table-cell" style:parent-style-name="Default">
      <style:table-cell-properties fo:border="0.74pt solid #000000"/>
    </style:style>
    <style:style style:name="ce53" style:family="table-cell" style:parent-style-name="Default">
      <style:table-cell-properties fo:border="0.74pt solid #000000"/>
      <style:text-properties style:text-underline-style="none"/>
    </style:style>
    <style:style style:name="ce41" style:family="table-cell" style:parent-style-name="Default" style:data-style-name="N3">
      <style:text-properties fo:color="#ff0000"/>
    </style:style>
    <style:style style:name="ce42" style:family="table-cell" style:parent-style-name="Default" style:data-style-name="N3">
      <style:table-cell-properties style:text-align-source="fix" style:repeat-content="false" fo:border="0.74pt solid #000000"/>
      <style:paragraph-properties fo:text-align="end" fo:margin-left="0cm"/>
    </style:style>
    <style:style style:name="T2" style:family="text">
      <style:text-properties style:text-outline="false" style:text-line-through-style="none" style:text-line-through-type="none" style:font-name="Liberation Sans" fo:font-size="10pt" fo:language="es" fo:country="UY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UY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1" table:default-cell-style-name="ce25"/>
        <table:table-column table:style-name="co1" table:number-columns-repeated="4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number-columns-repeated="8"/>
          <table:table-cell table:style-name="ce30" office:value-type="string" calcext:value-type="string" table:number-columns-spanned="3" table:number-rows-spanned="2">
            <text:p>U$S</text:p>
          </table:table-cell>
          <table:covered-table-cell table:number-columns-repeated="2"/>
          <table:table-cell table:style-name="ce31" table:formula="of:=[.Z1]/39" office:value-type="float" office:value="25041.3076923077" calcext:value-type="float" table:number-columns-spanned="4" table:number-rows-spanned="2">
            <text:p>25.041</text:p>
          </table:table-cell>
          <table:covered-table-cell table:number-columns-repeated="3"/>
          <table:table-cell table:number-columns-repeated="10"/>
          <table:table-cell table:style-name="ce32" table:formula="of:=SUM([.Z5:.Z175])" office:value-type="currency" office:currency="UYU" office:value="976611" calcext:value-type="currency" table:number-columns-spanned="6" table:number-rows-spanned="2">
            <text:p>$976.61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8"/>
          <table:covered-table-cell table:number-columns-repeated="7"/>
          <table:table-cell table:number-columns-repeated="10"/>
          <table:covered-table-cell table:number-columns-repeated="6"/>
          <table:table-cell table:number-columns-repeated="20"/>
        </table:table-row>
        <table:table-row table:style-name="ro1" table:number-rows-repeated="2">
          <table:table-cell table:number-columns-repeated="51"/>
        </table:table-row>
        <table:table-row table:style-name="ro1">
          <table:table-cell table:number-columns-repeated="2"/>
          <table:table-cell table:style-name="ce23" office:value-type="float" office:value="1" calcext:value-type="float" table:number-columns-spanned="2" table:number-rows-spanned="1">
            <text:p>1</text:p>
          </table:table-cell>
          <table:covered-table-cell/>
          <table:table-cell/>
          <table:table-cell table:style-name="ce26" office:value-type="string" calcext:value-type="string" table:number-columns-spanned="19" table:number-rows-spanned="1">
            <text:p>JyL Aberturas – Santiago 093 714 076</text:p>
          </table:table-cell>
          <table:covered-table-cell table:number-columns-repeated="18"/>
          <table:table-cell/>
          <table:table-cell table:style-name="ce23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5]+1" office:value-type="float" office:value="2" calcext:value-type="float" table:number-columns-spanned="2" table:number-rows-spanned="1">
            <text:p>2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Vental serie 25</text:p>
          </table:table-cell>
          <table:covered-table-cell table:number-columns-repeated="18"/>
          <table:table-cell/>
          <table:table-cell table:style-name="ce24" office:value-type="float" office:value="7100" calcext:value-type="float" table:number-columns-spanned="6" table:number-rows-spanned="1">
            <text:p>7.1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6]+1" office:value-type="float" office:value="3" calcext:value-type="float" table:number-columns-spanned="2" table:number-rows-spanned="1">
            <text:p>3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Puerta Reja varilla 16 para ventanal</text:p>
          </table:table-cell>
          <table:covered-table-cell table:number-columns-repeated="18"/>
          <table:table-cell/>
          <table:table-cell table:style-name="ce23" office:value-type="float" office:value="6500" calcext:value-type="float" table:number-columns-spanned="6" table:number-rows-spanned="1">
            <text:p>6.5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7]+1" office:value-type="float" office:value="4" calcext:value-type="float" table:number-columns-spanned="2" table:number-rows-spanned="1">
            <text:p>4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Dos Ventanas serie 25 para baño y arriba baño</text:p>
          </table:table-cell>
          <table:covered-table-cell table:number-columns-repeated="18"/>
          <table:table-cell/>
          <table:table-cell table:style-name="ce24" office:value-type="float" office:value="6600" calcext:value-type="float" table:number-columns-spanned="6" table:number-rows-spanned="1">
            <text:p>6.6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8]+1" office:value-type="float" office:value="5" calcext:value-type="float" table:number-columns-spanned="2" table:number-rows-spanned="1">
            <text:p>5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Dos Rejas fijas varilla 16 para ventanas baño </text:p>
          </table:table-cell>
          <table:covered-table-cell table:number-columns-repeated="18"/>
          <table:table-cell/>
          <table:table-cell table:style-name="ce23" office:value-type="float" office:value="6900" calcext:value-type="float" table:number-columns-spanned="6" table:number-rows-spanned="1">
            <text:p>6.9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9]+1" office:value-type="float" office:value="6" calcext:value-type="float" table:number-columns-spanned="2" table:number-rows-spanned="1">
            <text:p>6</text:p>
          </table:table-cell>
          <table:covered-table-cell/>
          <table:table-cell/>
          <table:table-cell table:style-name="ce27" table:number-columns-spanned="19" table:number-rows-spanned="1"/>
          <table:covered-table-cell table:number-columns-repeated="18"/>
          <table:table-cell/>
          <table:table-cell table:style-name="ce24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0]+1" office:value-type="float" office:value="7" calcext:value-type="float" table:number-columns-spanned="2" table:number-rows-spanned="1">
            <text:p>7</text:p>
          </table:table-cell>
          <table:covered-table-cell/>
          <table:table-cell/>
          <table:table-cell table:style-name="ce26" office:value-type="string" calcext:value-type="string" table:number-columns-spanned="19" table:number-rows-spanned="1">
            <text:p>Albañil Julio Marcelo – 093 331 469</text:p>
          </table:table-cell>
          <table:covered-table-cell table:number-columns-repeated="18"/>
          <table:table-cell/>
          <table:table-cell table:style-name="ce23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1]+1" office:value-type="float" office:value="8" calcext:value-type="float" table:number-columns-spanned="2" table:number-rows-spanned="1">
            <text:p>8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Colocar Ventanal, dos ventanas y las tres rejas</text:p>
          </table:table-cell>
          <table:covered-table-cell table:number-columns-repeated="18"/>
          <table:table-cell/>
          <table:table-cell table:style-name="ce24" office:value-type="float" office:value="0" calcext:value-type="float" table:number-columns-spanned="6" table:number-rows-spanned="1">
            <text:p>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2]+1" office:value-type="float" office:value="9" calcext:value-type="float" table:number-columns-spanned="2" table:number-rows-spanned="1">
            <text:p>9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Impermeabilizar azotea cocina y colocar ceramica</text:p>
          </table:table-cell>
          <table:covered-table-cell table:number-columns-repeated="18"/>
          <table:table-cell/>
          <table:table-cell table:style-name="ce23" office:value-type="float" office:value="30800" calcext:value-type="float" table:number-columns-spanned="6" table:number-rows-spanned="1">
            <text:p>30.8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3]+1" office:value-type="float" office:value="10" calcext:value-type="float" table:number-columns-spanned="2" table:number-rows-spanned="1">
            <text:p>10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Materiales para azotea (incluye ladrillos vidrio)</text:p>
          </table:table-cell>
          <table:covered-table-cell table:number-columns-repeated="18"/>
          <table:table-cell/>
          <table:table-cell table:style-name="ce24" office:value-type="float" office:value="10500" calcext:value-type="float" table:number-columns-spanned="6" table:number-rows-spanned="1">
            <text:p>10.5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4]+1" office:value-type="float" office:value="11" calcext:value-type="float" table:number-columns-spanned="2" table:number-rows-spanned="1">
            <text:p>11</text:p>
          </table:table-cell>
          <table:covered-table-cell/>
          <table:table-cell/>
          <table:table-cell table:style-name="ce28" table:number-columns-spanned="19" table:number-rows-spanned="1"/>
          <table:covered-table-cell table:number-columns-repeated="18"/>
          <table:table-cell/>
          <table:table-cell table:style-name="ce23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5]+1" office:value-type="float" office:value="12" calcext:value-type="float" table:number-columns-spanned="2" table:number-rows-spanned="1">
            <text:p>12</text:p>
          </table:table-cell>
          <table:covered-table-cell/>
          <table:table-cell/>
          <table:table-cell table:style-name="ce29" office:value-type="string" calcext:value-type="string" table:number-columns-spanned="19" table:number-rows-spanned="1">
            <text:p>Materiales Segunda Etapa Remodelacion</text:p>
          </table:table-cell>
          <table:covered-table-cell table:number-columns-repeated="18"/>
          <table:table-cell/>
          <table:table-cell table:style-name="ce24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6]+1" office:value-type="float" office:value="13" calcext:value-type="float" table:number-columns-spanned="2" table:number-rows-spanned="1">
            <text:p>13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Hierro Appelsa</text:p>
          </table:table-cell>
          <table:covered-table-cell table:number-columns-repeated="18"/>
          <table:table-cell/>
          <table:table-cell table:style-name="ce23" office:value-type="float" office:value="801" calcext:value-type="float" table:number-columns-spanned="6" table:number-rows-spanned="1">
            <text:p>80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7]+1" office:value-type="float" office:value="14" calcext:value-type="float" table:number-columns-spanned="2" table:number-rows-spanned="1">
            <text:p>14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24" office:value-type="float" office:value="8600" calcext:value-type="float" table:number-columns-spanned="6" table:number-rows-spanned="1">
            <text:p>8.6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8]+1" office:value-type="float" office:value="15" calcext:value-type="float" table:number-columns-spanned="2" table:number-rows-spanned="1">
            <text:p>15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23" office:value-type="float" office:value="9600" calcext:value-type="float" table:number-columns-spanned="6" table:number-rows-spanned="1">
            <text:p>9.6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9]+1" office:value-type="float" office:value="16" calcext:value-type="float" table:number-columns-spanned="2" table:number-rows-spanned="1">
            <text:p>16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24" office:value-type="float" office:value="6000" calcext:value-type="float" table:number-columns-spanned="6" table:number-rows-spanned="1">
            <text:p>6.0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20]+1" office:value-type="float" office:value="17" calcext:value-type="float" table:number-columns-spanned="2" table:number-rows-spanned="1">
            <text:p>17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23" office:value-type="float" office:value="2548" calcext:value-type="float" table:number-columns-spanned="6" table:number-rows-spanned="1">
            <text:p>2.54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21]+1" office:value-type="float" office:value="18" calcext:value-type="float" table:number-columns-spanned="2" table:number-rows-spanned="1">
            <text:p>18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24" office:value-type="float" office:value="1465" calcext:value-type="float" table:number-columns-spanned="6" table:number-rows-spanned="1">
            <text:p>1.46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22]+1" office:value-type="float" office:value="19" calcext:value-type="float" table:number-columns-spanned="2" table:number-rows-spanned="1">
            <text:p>19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23" office:value-type="float" office:value="5489" calcext:value-type="float" table:number-columns-spanned="6" table:number-rows-spanned="1">
            <text:p>5.48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23]+1" office:value-type="float" office:value="20" calcext:value-type="float" table:number-columns-spanned="2" table:number-rows-spanned="1">
            <text:p>20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24" office:value-type="float" office:value="8059" calcext:value-type="float" table:number-columns-spanned="6" table:number-rows-spanned="1">
            <text:p>8.05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24]+1" office:value-type="float" office:value="21" calcext:value-type="float" table:number-columns-spanned="2" table:number-rows-spanned="1">
            <text:p>21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23" office:value-type="float" office:value="18210" calcext:value-type="float" table:number-columns-spanned="6" table:number-rows-spanned="1">
            <text:p>18.21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25]+1" office:value-type="float" office:value="22" calcext:value-type="float" table:number-columns-spanned="2" table:number-rows-spanned="1">
            <text:p>22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24" office:value-type="float" office:value="5768" calcext:value-type="float" table:number-columns-spanned="6" table:number-rows-spanned="1">
            <text:p>5.76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26]+1" office:value-type="float" office:value="23" calcext:value-type="float" table:number-columns-spanned="2" table:number-rows-spanned="1">
            <text:p>23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Isopanel Montfrio</text:p>
          </table:table-cell>
          <table:covered-table-cell table:number-columns-repeated="18"/>
          <table:table-cell/>
          <table:table-cell table:style-name="ce23" office:value-type="float" office:value="40000" calcext:value-type="float" table:number-columns-spanned="6" table:number-rows-spanned="1">
            <text:p>40.0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27]+1" office:value-type="float" office:value="24" calcext:value-type="float" table:number-columns-spanned="2" table:number-rows-spanned="1">
            <text:p>24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Isopanel Montfrio</text:p>
          </table:table-cell>
          <table:covered-table-cell table:number-columns-repeated="18"/>
          <table:table-cell/>
          <table:table-cell table:style-name="ce24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28]+1" office:value-type="float" office:value="25" calcext:value-type="float" table:number-columns-spanned="2" table:number-rows-spanned="1">
            <text:p>25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Flete particular Isopanel</text:p>
          </table:table-cell>
          <table:covered-table-cell table:number-columns-repeated="18"/>
          <table:table-cell/>
          <table:table-cell table:style-name="ce23" office:value-type="float" office:value="700" calcext:value-type="float" table:number-columns-spanned="6" table:number-rows-spanned="1">
            <text:p>7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29]+1" office:value-type="float" office:value="26" calcext:value-type="float" table:number-columns-spanned="2" table:number-rows-spanned="1">
            <text:p>26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Lambriz Cocina – Terny</text:p>
          </table:table-cell>
          <table:covered-table-cell table:number-columns-repeated="18"/>
          <table:table-cell/>
          <table:table-cell table:style-name="ce24" office:value-type="float" office:value="2800" calcext:value-type="float" table:number-columns-spanned="6" table:number-rows-spanned="1">
            <text:p>2.8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30]+1" office:value-type="float" office:value="27" calcext:value-type="float" table:number-columns-spanned="2" table:number-rows-spanned="1">
            <text:p>27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Mano Obra Escalera Living – Jorge Molina</text:p>
          </table:table-cell>
          <table:covered-table-cell table:number-columns-repeated="18"/>
          <table:table-cell/>
          <table:table-cell table:style-name="ce23" office:value-type="float" office:value="15000" calcext:value-type="float" table:number-columns-spanned="6" table:number-rows-spanned="1">
            <text:p>15.0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31]+1" office:value-type="float" office:value="28" calcext:value-type="float" table:number-columns-spanned="2" table:number-rows-spanned="1">
            <text:p>28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Mano Obra Baranda y Pasa Mano – Jorge Molina</text:p>
          </table:table-cell>
          <table:covered-table-cell table:number-columns-repeated="18"/>
          <table:table-cell/>
          <table:table-cell table:style-name="ce24" office:value-type="float" office:value="4000" calcext:value-type="float" table:number-columns-spanned="6" table:number-rows-spanned="1">
            <text:p>4.0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32]+1" office:value-type="float" office:value="29" calcext:value-type="float" table:number-columns-spanned="2" table:number-rows-spanned="1">
            <text:p>29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Puerta Reja Entre Piso – Jorge Molina</text:p>
          </table:table-cell>
          <table:covered-table-cell table:number-columns-repeated="18"/>
          <table:table-cell/>
          <table:table-cell table:style-name="ce23" office:value-type="float" office:value="6000" calcext:value-type="float" table:number-columns-spanned="6" table:number-rows-spanned="1">
            <text:p>6.0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33]+1" office:value-type="float" office:value="30" calcext:value-type="float" table:number-columns-spanned="2" table:number-rows-spanned="1">
            <text:p>30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Cerrojos Puerta Reja – Hierros Sabatini</text:p>
          </table:table-cell>
          <table:covered-table-cell table:number-columns-repeated="18"/>
          <table:table-cell/>
          <table:table-cell table:style-name="ce24" office:value-type="float" office:value="2818" calcext:value-type="float" table:number-columns-spanned="6" table:number-rows-spanned="1">
            <text:p>2.81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34]+1" office:value-type="float" office:value="31" calcext:value-type="float" table:number-columns-spanned="2" table:number-rows-spanned="1">
            <text:p>31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GP Taller</text:p>
          </table:table-cell>
          <table:covered-table-cell table:number-columns-repeated="18"/>
          <table:table-cell/>
          <table:table-cell table:style-name="ce23" office:value-type="float" office:value="432" calcext:value-type="float" table:number-columns-spanned="6" table:number-rows-spanned="1">
            <text:p>43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35]+1" office:value-type="float" office:value="32" calcext:value-type="float" table:number-columns-spanned="2" table:number-rows-spanned="1">
            <text:p>32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Tornillos – La casa del Tornillo</text:p>
          </table:table-cell>
          <table:covered-table-cell table:number-columns-repeated="18"/>
          <table:table-cell/>
          <table:table-cell table:style-name="ce24" office:value-type="float" office:value="218" calcext:value-type="float" table:number-columns-spanned="6" table:number-rows-spanned="1">
            <text:p>21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36]+1" office:value-type="float" office:value="33" calcext:value-type="float" table:number-columns-spanned="2" table:number-rows-spanned="1">
            <text:p>33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Barraca del Cordon</text:p>
          </table:table-cell>
          <table:covered-table-cell table:number-columns-repeated="18"/>
          <table:table-cell/>
          <table:table-cell table:style-name="ce23" office:value-type="float" office:value="130" calcext:value-type="float" table:number-columns-spanned="6" table:number-rows-spanned="1">
            <text:p>13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37]+1" office:value-type="float" office:value="34" calcext:value-type="float" table:number-columns-spanned="2" table:number-rows-spanned="1">
            <text:p>34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Barraca del Cordon</text:p>
          </table:table-cell>
          <table:covered-table-cell table:number-columns-repeated="18"/>
          <table:table-cell/>
          <table:table-cell table:style-name="ce24" office:value-type="float" office:value="4920" calcext:value-type="float" table:number-columns-spanned="6" table:number-rows-spanned="1">
            <text:p>4.92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38]+1" office:value-type="float" office:value="35" calcext:value-type="float" table:number-columns-spanned="2" table:number-rows-spanned="1">
            <text:p>35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Barraca del Cordon</text:p>
          </table:table-cell>
          <table:covered-table-cell table:number-columns-repeated="18"/>
          <table:table-cell/>
          <table:table-cell table:style-name="ce23" office:value-type="float" office:value="218" calcext:value-type="float" table:number-columns-spanned="6" table:number-rows-spanned="1">
            <text:p>21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39]+1" office:value-type="float" office:value="36" calcext:value-type="float" table:number-columns-spanned="2" table:number-rows-spanned="1">
            <text:p>36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Ferrocolombes</text:p>
          </table:table-cell>
          <table:covered-table-cell table:number-columns-repeated="18"/>
          <table:table-cell/>
          <table:table-cell table:style-name="ce24" office:value-type="float" office:value="5048" calcext:value-type="float" table:number-columns-spanned="6" table:number-rows-spanned="1">
            <text:p>5.04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40]+1" office:value-type="float" office:value="37" calcext:value-type="float" table:number-columns-spanned="2" table:number-rows-spanned="1">
            <text:p>37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Ferrocolombes</text:p>
          </table:table-cell>
          <table:covered-table-cell table:number-columns-repeated="18"/>
          <table:table-cell/>
          <table:table-cell table:style-name="ce23" office:value-type="float" office:value="2600" calcext:value-type="float" table:number-columns-spanned="6" table:number-rows-spanned="1">
            <text:p>2.6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41]+1" office:value-type="float" office:value="38" calcext:value-type="float" table:number-columns-spanned="2" table:number-rows-spanned="1">
            <text:p>38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DaVinci Pinturas</text:p>
          </table:table-cell>
          <table:covered-table-cell table:number-columns-repeated="18"/>
          <table:table-cell/>
          <table:table-cell table:style-name="ce24" office:value-type="float" office:value="1456" calcext:value-type="float" table:number-columns-spanned="6" table:number-rows-spanned="1">
            <text:p>1.45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42]+1" office:value-type="float" office:value="39" calcext:value-type="float" table:number-columns-spanned="2" table:number-rows-spanned="1">
            <text:p>39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Ceramicas Castro (U$S 3,01) – Dolar a 40</text:p>
          </table:table-cell>
          <table:covered-table-cell table:number-columns-repeated="18"/>
          <table:table-cell/>
          <table:table-cell table:style-name="ce23" office:value-type="float" office:value="120" calcext:value-type="float" table:number-columns-spanned="6" table:number-rows-spanned="1">
            <text:p>12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43]+1" office:value-type="float" office:value="40" calcext:value-type="float" table:number-columns-spanned="2" table:number-rows-spanned="1">
            <text:p>40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Ceramicas Castro (U$S 63,28) – Dolar a 40</text:p>
          </table:table-cell>
          <table:covered-table-cell table:number-columns-repeated="18"/>
          <table:table-cell/>
          <table:table-cell table:style-name="ce24" office:value-type="float" office:value="2531" calcext:value-type="float" table:number-columns-spanned="6" table:number-rows-spanned="1">
            <text:p>2.53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44]+1" office:value-type="float" office:value="41" calcext:value-type="float" table:number-columns-spanned="2" table:number-rows-spanned="1">
            <text:p>41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<text:span text:style-name="T3">Ceramicas Castro (U$S 560,55)</text:span> – Dolar a 40</text:p>
          </table:table-cell>
          <table:covered-table-cell table:number-columns-repeated="18"/>
          <table:table-cell/>
          <table:table-cell table:style-name="ce23" office:value-type="float" office:value="22422" calcext:value-type="float" table:number-columns-spanned="6" table:number-rows-spanned="1">
            <text:p>22.42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45]+1" office:value-type="float" office:value="42" calcext:value-type="float" table:number-columns-spanned="2" table:number-rows-spanned="1">
            <text:p>42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Sodimac</text:p>
          </table:table-cell>
          <table:covered-table-cell table:number-columns-repeated="18"/>
          <table:table-cell/>
          <table:table-cell table:style-name="ce24" office:value-type="float" office:value="7757" calcext:value-type="float" table:number-columns-spanned="6" table:number-rows-spanned="1">
            <text:p>7.757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46]+1" office:value-type="float" office:value="43" calcext:value-type="float" table:number-columns-spanned="2" table:number-rows-spanned="1">
            <text:p>43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Sodimac</text:p>
          </table:table-cell>
          <table:covered-table-cell table:number-columns-repeated="18"/>
          <table:table-cell/>
          <table:table-cell table:style-name="ce23" office:value-type="float" office:value="2291" calcext:value-type="float" table:number-columns-spanned="6" table:number-rows-spanned="1">
            <text:p>2.29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47]+1" office:value-type="float" office:value="44" calcext:value-type="float" table:number-columns-spanned="2" table:number-rows-spanned="1">
            <text:p>44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4" office:value-type="float" office:value="835" calcext:value-type="float" table:number-columns-spanned="6" table:number-rows-spanned="1">
            <text:p>83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48]+1" office:value-type="float" office:value="45" calcext:value-type="float" table:number-columns-spanned="2" table:number-rows-spanned="1">
            <text:p>45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3" office:value-type="float" office:value="559" calcext:value-type="float" table:number-columns-spanned="6" table:number-rows-spanned="1">
            <text:p>55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49]+1" office:value-type="float" office:value="46" calcext:value-type="float" table:number-columns-spanned="2" table:number-rows-spanned="1">
            <text:p>46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4" office:value-type="float" office:value="468" calcext:value-type="float" table:number-columns-spanned="6" table:number-rows-spanned="1">
            <text:p>46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50]+1" office:value-type="float" office:value="47" calcext:value-type="float" table:number-columns-spanned="2" table:number-rows-spanned="1">
            <text:p>47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3" office:value-type="float" office:value="546" calcext:value-type="float" table:number-columns-spanned="6" table:number-rows-spanned="1">
            <text:p>54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51]+1" office:value-type="float" office:value="48" calcext:value-type="float" table:number-columns-spanned="2" table:number-rows-spanned="1">
            <text:p>48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4" office:value-type="float" office:value="987" calcext:value-type="float" table:number-columns-spanned="6" table:number-rows-spanned="1">
            <text:p>987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52]+1" office:value-type="float" office:value="49" calcext:value-type="float" table:number-columns-spanned="2" table:number-rows-spanned="1">
            <text:p>49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3" office:value-type="float" office:value="696" calcext:value-type="float" table:number-columns-spanned="6" table:number-rows-spanned="1">
            <text:p>69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53]+1" office:value-type="float" office:value="50" calcext:value-type="float" table:number-columns-spanned="2" table:number-rows-spanned="1">
            <text:p>50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4" office:value-type="float" office:value="392" calcext:value-type="float" table:number-columns-spanned="6" table:number-rows-spanned="1">
            <text:p>39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54]+1" office:value-type="float" office:value="51" calcext:value-type="float" table:number-columns-spanned="2" table:number-rows-spanned="1">
            <text:p>51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3" office:value-type="float" office:value="125" calcext:value-type="float" table:number-columns-spanned="6" table:number-rows-spanned="1">
            <text:p>12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55]+1" office:value-type="float" office:value="52" calcext:value-type="float" table:number-columns-spanned="2" table:number-rows-spanned="1">
            <text:p>52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4" office:value-type="float" office:value="418" calcext:value-type="float" table:number-columns-spanned="6" table:number-rows-spanned="1">
            <text:p>41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55]+1" office:value-type="float" office:value="52" calcext:value-type="float" table:number-columns-spanned="2" table:number-rows-spanned="1">
            <text:p>52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3" office:value-type="float" office:value="294" calcext:value-type="float" table:number-columns-spanned="6" table:number-rows-spanned="1">
            <text:p>294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57]+1" office:value-type="float" office:value="53" calcext:value-type="float" table:number-columns-spanned="2" table:number-rows-spanned="1">
            <text:p>53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4" office:value-type="float" office:value="1003" calcext:value-type="float" table:number-columns-spanned="6" table:number-rows-spanned="1">
            <text:p>1.003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58]+1" office:value-type="float" office:value="54" calcext:value-type="float" table:number-columns-spanned="2" table:number-rows-spanned="1">
            <text:p>54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3" office:value-type="float" office:value="52" calcext:value-type="float" table:number-columns-spanned="6" table:number-rows-spanned="1">
            <text:p>5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59]+1" office:value-type="float" office:value="55" calcext:value-type="float" table:number-columns-spanned="2" table:number-rows-spanned="1">
            <text:p>55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4" office:value-type="float" office:value="1729" calcext:value-type="float" table:number-columns-spanned="6" table:number-rows-spanned="1">
            <text:p>1.72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60]+1" office:value-type="float" office:value="56" calcext:value-type="float" table:number-columns-spanned="2" table:number-rows-spanned="1">
            <text:p>56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3" office:value-type="float" office:value="1262" calcext:value-type="float" table:number-columns-spanned="6" table:number-rows-spanned="1">
            <text:p>1.26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61]+1" office:value-type="float" office:value="57" calcext:value-type="float" table:number-columns-spanned="2" table:number-rows-spanned="1">
            <text:p>57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DT Importaciones</text:p>
          </table:table-cell>
          <table:covered-table-cell table:number-columns-repeated="18"/>
          <table:table-cell/>
          <table:table-cell table:style-name="ce24" office:value-type="float" office:value="8998" calcext:value-type="float" table:number-columns-spanned="6" table:number-rows-spanned="1">
            <text:p>8.99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62]+1" office:value-type="float" office:value="58" calcext:value-type="float" table:number-columns-spanned="2" table:number-rows-spanned="1">
            <text:p>58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DT Importaciones</text:p>
          </table:table-cell>
          <table:covered-table-cell table:number-columns-repeated="18"/>
          <table:table-cell/>
          <table:table-cell table:style-name="ce23" office:value-type="float" office:value="2870" calcext:value-type="float" table:number-columns-spanned="6" table:number-rows-spanned="1">
            <text:p>2.87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63]+1" office:value-type="float" office:value="59" calcext:value-type="float" table:number-columns-spanned="2" table:number-rows-spanned="1">
            <text:p>59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4" office:value-type="float" office:value="680" calcext:value-type="float" table:number-columns-spanned="6" table:number-rows-spanned="1">
            <text:p>68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64]+1" office:value-type="float" office:value="60" calcext:value-type="float" table:number-columns-spanned="2" table:number-rows-spanned="1">
            <text:p>60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3" office:value-type="float" office:value="383" calcext:value-type="float" table:number-columns-spanned="6" table:number-rows-spanned="1">
            <text:p>383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65]+1" office:value-type="float" office:value="61" calcext:value-type="float" table:number-columns-spanned="2" table:number-rows-spanned="1">
            <text:p>61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4" office:value-type="float" office:value="300" calcext:value-type="float" table:number-columns-spanned="6" table:number-rows-spanned="1">
            <text:p>3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66]+1" office:value-type="float" office:value="62" calcext:value-type="float" table:number-columns-spanned="2" table:number-rows-spanned="1">
            <text:p>62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3" office:value-type="float" office:value="191" calcext:value-type="float" table:number-columns-spanned="6" table:number-rows-spanned="1">
            <text:p>19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67]+1" office:value-type="float" office:value="63" calcext:value-type="float" table:number-columns-spanned="2" table:number-rows-spanned="1">
            <text:p>63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4" office:value-type="float" office:value="170" calcext:value-type="float" table:number-columns-spanned="6" table:number-rows-spanned="1">
            <text:p>17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68]+1" office:value-type="float" office:value="64" calcext:value-type="float" table:number-columns-spanned="2" table:number-rows-spanned="1">
            <text:p>64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3" office:value-type="float" office:value="1553" calcext:value-type="float" table:number-columns-spanned="6" table:number-rows-spanned="1">
            <text:p>1.553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69]+1" office:value-type="float" office:value="65" calcext:value-type="float" table:number-columns-spanned="2" table:number-rows-spanned="1">
            <text:p>65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4" office:value-type="float" office:value="1634" calcext:value-type="float" table:number-columns-spanned="6" table:number-rows-spanned="1">
            <text:p>1.634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70]+1" office:value-type="float" office:value="66" calcext:value-type="float" table:number-columns-spanned="2" table:number-rows-spanned="1">
            <text:p>66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3" office:value-type="float" office:value="249" calcext:value-type="float" table:number-columns-spanned="6" table:number-rows-spanned="1">
            <text:p>24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71]+1" office:value-type="float" office:value="67" calcext:value-type="float" table:number-columns-spanned="2" table:number-rows-spanned="1">
            <text:p>67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4" office:value-type="float" office:value="1827" calcext:value-type="float" table:number-columns-spanned="6" table:number-rows-spanned="1">
            <text:p>1.827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72]+1" office:value-type="float" office:value="68" calcext:value-type="float" table:number-columns-spanned="2" table:number-rows-spanned="1">
            <text:p>68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3" office:value-type="float" office:value="56" calcext:value-type="float" table:number-columns-spanned="6" table:number-rows-spanned="1">
            <text:p>5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73]+1" office:value-type="float" office:value="69" calcext:value-type="float" table:number-columns-spanned="2" table:number-rows-spanned="1">
            <text:p>69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4" office:value-type="float" office:value="741" calcext:value-type="float" table:number-columns-spanned="6" table:number-rows-spanned="1">
            <text:p>74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74]+1" office:value-type="float" office:value="70" calcext:value-type="float" table:number-columns-spanned="2" table:number-rows-spanned="1">
            <text:p>70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3" office:value-type="float" office:value="226" calcext:value-type="float" table:number-columns-spanned="6" table:number-rows-spanned="1">
            <text:p>22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75]+1" office:value-type="float" office:value="71" calcext:value-type="float" table:number-columns-spanned="2" table:number-rows-spanned="1">
            <text:p>71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4" office:value-type="float" office:value="741" calcext:value-type="float" table:number-columns-spanned="6" table:number-rows-spanned="1">
            <text:p>74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76]+1" office:value-type="float" office:value="72" calcext:value-type="float" table:number-columns-spanned="2" table:number-rows-spanned="1">
            <text:p>72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3" office:value-type="float" office:value="3027" calcext:value-type="float" table:number-columns-spanned="6" table:number-rows-spanned="1">
            <text:p>3.027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77]+1" office:value-type="float" office:value="73" calcext:value-type="float" table:number-columns-spanned="2" table:number-rows-spanned="1">
            <text:p>73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4" office:value-type="float" office:value="371" calcext:value-type="float" table:number-columns-spanned="6" table:number-rows-spanned="1">
            <text:p>37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78]+1" office:value-type="float" office:value="74" calcext:value-type="float" table:number-columns-spanned="2" table:number-rows-spanned="1">
            <text:p>74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3" office:value-type="float" office:value="8783" calcext:value-type="float" table:number-columns-spanned="6" table:number-rows-spanned="1">
            <text:p>8.783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79]+1" office:value-type="float" office:value="75" calcext:value-type="float" table:number-columns-spanned="2" table:number-rows-spanned="1">
            <text:p>75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4" office:value-type="float" office:value="2099" calcext:value-type="float" table:number-columns-spanned="6" table:number-rows-spanned="1">
            <text:p>2.09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80]+1" office:value-type="float" office:value="76" calcext:value-type="float" table:number-columns-spanned="2" table:number-rows-spanned="1">
            <text:p>76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3" office:value-type="float" office:value="1866" calcext:value-type="float" table:number-columns-spanned="6" table:number-rows-spanned="1">
            <text:p>1.86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81]+1" office:value-type="float" office:value="77" calcext:value-type="float" table:number-columns-spanned="2" table:number-rows-spanned="1">
            <text:p>77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4" office:value-type="float" office:value="2099" calcext:value-type="float" table:number-columns-spanned="6" table:number-rows-spanned="1">
            <text:p>2.09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82]+1" office:value-type="float" office:value="78" calcext:value-type="float" table:number-columns-spanned="2" table:number-rows-spanned="1">
            <text:p>78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3" office:value-type="float" office:value="4499" calcext:value-type="float" table:number-columns-spanned="6" table:number-rows-spanned="1">
            <text:p>4.49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83]+1" office:value-type="float" office:value="79" calcext:value-type="float" table:number-columns-spanned="2" table:number-rows-spanned="1">
            <text:p>79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4" office:value-type="float" office:value="2938" calcext:value-type="float" table:number-columns-spanned="6" table:number-rows-spanned="1">
            <text:p>2.93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84]+1" office:value-type="float" office:value="80" calcext:value-type="float" table:number-columns-spanned="2" table:number-rows-spanned="1">
            <text:p>80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3" office:value-type="float" office:value="1784" calcext:value-type="float" table:number-columns-spanned="6" table:number-rows-spanned="1">
            <text:p>1.784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85]+1" office:value-type="float" office:value="81" calcext:value-type="float" table:number-columns-spanned="2" table:number-rows-spanned="1">
            <text:p>81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4" office:value-type="float" office:value="741" calcext:value-type="float" table:number-columns-spanned="6" table:number-rows-spanned="1">
            <text:p>74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86]+1" office:value-type="float" office:value="82" calcext:value-type="float" table:number-columns-spanned="2" table:number-rows-spanned="1">
            <text:p>82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3" office:value-type="float" office:value="829" calcext:value-type="float" table:number-columns-spanned="6" table:number-rows-spanned="1">
            <text:p>82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87]+1" office:value-type="float" office:value="83" calcext:value-type="float" table:number-columns-spanned="2" table:number-rows-spanned="1">
            <text:p>83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Escalones Madera – Gabriel Araujo 096 774 759</text:p>
          </table:table-cell>
          <table:covered-table-cell table:number-columns-repeated="18"/>
          <table:table-cell/>
          <table:table-cell table:style-name="ce24" office:value-type="float" office:value="6040" calcext:value-type="float" table:number-columns-spanned="6" table:number-rows-spanned="1">
            <text:p>6.04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88]+1" office:value-type="float" office:value="84" calcext:value-type="float" table:number-columns-spanned="2" table:number-rows-spanned="1">
            <text:p>84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<text:span text:style-name="T3">Vidrieria VG – </text:span>Puerta Ventana Vidrio Entre Piso  </text:p>
          </table:table-cell>
          <table:covered-table-cell table:number-columns-repeated="18"/>
          <table:table-cell/>
          <table:table-cell table:style-name="ce23" office:value-type="float" office:value="8800" calcext:value-type="float" table:number-columns-spanned="6" table:number-rows-spanned="1">
            <text:p>8.8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89]+1" office:value-type="float" office:value="85" calcext:value-type="float" table:number-columns-spanned="2" table:number-rows-spanned="1">
            <text:p>85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<text:span text:style-name="T3">Vidrieria VG – </text:span>Ventana Tabaquera</text:p>
          </table:table-cell>
          <table:covered-table-cell table:number-columns-repeated="18"/>
          <table:table-cell/>
          <table:table-cell table:style-name="ce24" office:value-type="float" office:value="6600" calcext:value-type="float" table:number-columns-spanned="6" table:number-rows-spanned="1">
            <text:p>6.6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90]+1" office:value-type="float" office:value="86" calcext:value-type="float" table:number-columns-spanned="2" table:number-rows-spanned="1">
            <text:p>86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Ceramicas UY – Ceramica Fachada Corredor</text:p>
          </table:table-cell>
          <table:covered-table-cell table:number-columns-repeated="18"/>
          <table:table-cell/>
          <table:table-cell table:style-name="ce23" office:value-type="float" office:value="18000" calcext:value-type="float" table:number-columns-spanned="6" table:number-rows-spanned="1">
            <text:p>18.0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91]+1" office:value-type="float" office:value="87" calcext:value-type="float" table:number-columns-spanned="2" table:number-rows-spanned="1">
            <text:p>87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Ferrocolombes</text:p>
          </table:table-cell>
          <table:covered-table-cell table:number-columns-repeated="18"/>
          <table:table-cell/>
          <table:table-cell table:style-name="ce24" office:value-type="float" office:value="1950" calcext:value-type="float" table:number-columns-spanned="6" table:number-rows-spanned="1">
            <text:p>1.95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92]+1" office:value-type="float" office:value="88" calcext:value-type="float" table:number-columns-spanned="2" table:number-rows-spanned="1">
            <text:p>88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3" office:value-type="float" office:value="199" calcext:value-type="float" table:number-columns-spanned="6" table:number-rows-spanned="1">
            <text:p>19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93]+1" office:value-type="float" office:value="89" calcext:value-type="float" table:number-columns-spanned="2" table:number-rows-spanned="1">
            <text:p>89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4" office:value-type="float" office:value="1311" calcext:value-type="float" table:number-columns-spanned="6" table:number-rows-spanned="1">
            <text:p>1.31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94]+1" office:value-type="float" office:value="90" calcext:value-type="float" table:number-columns-spanned="2" table:number-rows-spanned="1">
            <text:p>90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3" office:value-type="float" office:value="419" calcext:value-type="float" table:number-columns-spanned="6" table:number-rows-spanned="1">
            <text:p>41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95]+1" office:value-type="float" office:value="91" calcext:value-type="float" table:number-columns-spanned="2" table:number-rows-spanned="1">
            <text:p>91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DaVinci Pinturas</text:p>
          </table:table-cell>
          <table:covered-table-cell table:number-columns-repeated="18"/>
          <table:table-cell/>
          <table:table-cell table:style-name="ce24" office:value-type="float" office:value="638" calcext:value-type="float" table:number-columns-spanned="6" table:number-rows-spanned="1">
            <text:p>63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96]+1" office:value-type="float" office:value="92" calcext:value-type="float" table:number-columns-spanned="2" table:number-rows-spanned="1">
            <text:p>92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Barraca del Cordon</text:p>
          </table:table-cell>
          <table:covered-table-cell table:number-columns-repeated="18"/>
          <table:table-cell/>
          <table:table-cell table:style-name="ce23" office:value-type="float" office:value="4141" calcext:value-type="float" table:number-columns-spanned="6" table:number-rows-spanned="1">
            <text:p>4.14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97]+1" office:value-type="float" office:value="93" calcext:value-type="float" table:number-columns-spanned="2" table:number-rows-spanned="1">
            <text:p>93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Hierro Balerio</text:p>
          </table:table-cell>
          <table:covered-table-cell table:number-columns-repeated="18"/>
          <table:table-cell/>
          <table:table-cell table:style-name="ce24" office:value-type="float" office:value="3728" calcext:value-type="float" table:number-columns-spanned="6" table:number-rows-spanned="1">
            <text:p>3.72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98]+1" office:value-type="float" office:value="94" calcext:value-type="float" table:number-columns-spanned="2" table:number-rows-spanned="1">
            <text:p>94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Barraca del Cordon</text:p>
          </table:table-cell>
          <table:covered-table-cell table:number-columns-repeated="18"/>
          <table:table-cell/>
          <table:table-cell table:style-name="ce23" office:value-type="float" office:value="475" calcext:value-type="float" table:number-columns-spanned="6" table:number-rows-spanned="1">
            <text:p>47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99]+1" office:value-type="float" office:value="95" calcext:value-type="float" table:number-columns-spanned="2" table:number-rows-spanned="1">
            <text:p>95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Ferreteria El Tano</text:p>
          </table:table-cell>
          <table:covered-table-cell table:number-columns-repeated="18"/>
          <table:table-cell/>
          <table:table-cell table:style-name="ce24" office:value-type="float" office:value="150" calcext:value-type="float" table:number-columns-spanned="6" table:number-rows-spanned="1">
            <text:p>15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00]+1" office:value-type="float" office:value="96" calcext:value-type="float" table:number-columns-spanned="2" table:number-rows-spanned="1">
            <text:p>96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3" office:value-type="float" office:value="2700" calcext:value-type="float" table:number-columns-spanned="6" table:number-rows-spanned="1">
            <text:p>2.7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01]+1" office:value-type="float" office:value="97" calcext:value-type="float" table:number-columns-spanned="2" table:number-rows-spanned="1">
            <text:p>97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4" office:value-type="float" office:value="5901" calcext:value-type="float" table:number-columns-spanned="6" table:number-rows-spanned="1">
            <text:p>5.90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02]+1" office:value-type="float" office:value="98" calcext:value-type="float" table:number-columns-spanned="2" table:number-rows-spanned="1">
            <text:p>98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3" office:value-type="float" office:value="1020" calcext:value-type="float" table:number-columns-spanned="6" table:number-rows-spanned="1">
            <text:p>1.02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03]+1" office:value-type="float" office:value="99" calcext:value-type="float" table:number-columns-spanned="2" table:number-rows-spanned="1">
            <text:p>99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Estodopack (rollos film con mango)</text:p>
          </table:table-cell>
          <table:covered-table-cell table:number-columns-repeated="18"/>
          <table:table-cell/>
          <table:table-cell table:style-name="ce24" office:value-type="float" office:value="476" calcext:value-type="float" table:number-columns-spanned="6" table:number-rows-spanned="1">
            <text:p>47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04]+1" office:value-type="float" office:value="100" calcext:value-type="float" table:number-columns-spanned="2" table:number-rows-spanned="1">
            <text:p>100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Abasur Aluminios (perfiles)</text:p>
          </table:table-cell>
          <table:covered-table-cell table:number-columns-repeated="18"/>
          <table:table-cell/>
          <table:table-cell table:style-name="ce23" office:value-type="float" office:value="856" calcext:value-type="float" table:number-columns-spanned="6" table:number-rows-spanned="1">
            <text:p>85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05]+1" office:value-type="float" office:value="101" calcext:value-type="float" table:number-columns-spanned="2" table:number-rows-spanned="1">
            <text:p>101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4" office:value-type="float" office:value="270" calcext:value-type="float" table:number-columns-spanned="6" table:number-rows-spanned="1">
            <text:p>27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06]+1" office:value-type="float" office:value="102" calcext:value-type="float" table:number-columns-spanned="2" table:number-rows-spanned="1">
            <text:p>102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Prity (Chapas Azotea) (factura valor $20.901)</text:p>
          </table:table-cell>
          <table:covered-table-cell table:number-columns-repeated="18"/>
          <table:table-cell/>
          <table:table-cell table:style-name="ce23" office:value-type="float" office:value="17701" calcext:value-type="float" table:number-columns-spanned="6" table:number-rows-spanned="1">
            <text:p>17.701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07]+1" office:value-type="float" office:value="103" calcext:value-type="float" table:number-columns-spanned="2" table:number-rows-spanned="1">
            <text:p>103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Barraca del Cordon (diferencia devolucion otra boleta)</text:p>
          </table:table-cell>
          <table:covered-table-cell table:number-columns-repeated="18"/>
          <table:table-cell/>
          <table:table-cell table:style-name="ce24" office:value-type="float" office:value="233" calcext:value-type="float" table:number-columns-spanned="6" table:number-rows-spanned="1">
            <text:p>233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08]+1" office:value-type="float" office:value="104" calcext:value-type="float" table:number-columns-spanned="2" table:number-rows-spanned="1">
            <text:p>104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Pintemax</text:p>
          </table:table-cell>
          <table:covered-table-cell table:number-columns-repeated="18"/>
          <table:table-cell/>
          <table:table-cell table:style-name="ce23" office:value-type="float" office:value="2560" calcext:value-type="float" table:number-columns-spanned="6" table:number-rows-spanned="1">
            <text:p>2.56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09]+1" office:value-type="float" office:value="105" calcext:value-type="float" table:number-columns-spanned="2" table:number-rows-spanned="1">
            <text:p>105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DaVinci Pinturas</text:p>
          </table:table-cell>
          <table:covered-table-cell table:number-columns-repeated="18"/>
          <table:table-cell/>
          <table:table-cell table:style-name="ce24" office:value-type="float" office:value="6200" calcext:value-type="float" table:number-columns-spanned="6" table:number-rows-spanned="1">
            <text:p>6.2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10]+1" office:value-type="float" office:value="106" calcext:value-type="float" table:number-columns-spanned="2" table:number-rows-spanned="1">
            <text:p>106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3" office:value-type="float" office:value="116" calcext:value-type="float" table:number-columns-spanned="6" table:number-rows-spanned="1">
            <text:p>11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11]+1" office:value-type="float" office:value="107" calcext:value-type="float" table:number-columns-spanned="2" table:number-rows-spanned="1">
            <text:p>107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4" office:value-type="float" office:value="888" calcext:value-type="float" table:number-columns-spanned="6" table:number-rows-spanned="1">
            <text:p>88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12]+1" office:value-type="float" office:value="108" calcext:value-type="float" table:number-columns-spanned="2" table:number-rows-spanned="1">
            <text:p>108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3" office:value-type="float" office:value="4958" calcext:value-type="float" table:number-columns-spanned="6" table:number-rows-spanned="1">
            <text:p>4.95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13]+1" office:value-type="float" office:value="109" calcext:value-type="float" table:number-columns-spanned="2" table:number-rows-spanned="1">
            <text:p>109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4" office:value-type="float" office:value="610" calcext:value-type="float" table:number-columns-spanned="6" table:number-rows-spanned="1">
            <text:p>61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14]+1" office:value-type="float" office:value="110" calcext:value-type="float" table:number-columns-spanned="2" table:number-rows-spanned="1">
            <text:p>110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3" office:value-type="float" office:value="244" calcext:value-type="float" table:number-columns-spanned="6" table:number-rows-spanned="1">
            <text:p>244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15]+1" office:value-type="float" office:value="111" calcext:value-type="float" table:number-columns-spanned="2" table:number-rows-spanned="1">
            <text:p>111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Prity</text:p>
          </table:table-cell>
          <table:covered-table-cell table:number-columns-repeated="18"/>
          <table:table-cell/>
          <table:table-cell table:style-name="ce24" office:value-type="float" office:value="1199" calcext:value-type="float" table:number-columns-spanned="6" table:number-rows-spanned="1">
            <text:p>1.19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16]+1" office:value-type="float" office:value="112" calcext:value-type="float" table:number-columns-spanned="2" table:number-rows-spanned="1">
            <text:p>112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3" office:value-type="float" office:value="698" calcext:value-type="float" table:number-columns-spanned="6" table:number-rows-spanned="1">
            <text:p>69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17]+1" office:value-type="float" office:value="113" calcext:value-type="float" table:number-columns-spanned="2" table:number-rows-spanned="1">
            <text:p>113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4" office:value-type="float" office:value="394" calcext:value-type="float" table:number-columns-spanned="6" table:number-rows-spanned="1">
            <text:p>394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18]+1" office:value-type="float" office:value="114" calcext:value-type="float" table:number-columns-spanned="2" table:number-rows-spanned="1">
            <text:p>114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Electroimporta</text:p>
          </table:table-cell>
          <table:covered-table-cell table:number-columns-repeated="18"/>
          <table:table-cell/>
          <table:table-cell table:style-name="ce23" office:value-type="float" office:value="690" calcext:value-type="float" table:number-columns-spanned="6" table:number-rows-spanned="1">
            <text:p>69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19]+1" office:value-type="float" office:value="115" calcext:value-type="float" table:number-columns-spanned="2" table:number-rows-spanned="1">
            <text:p>115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4" office:value-type="float" office:value="599" calcext:value-type="float" table:number-columns-spanned="6" table:number-rows-spanned="1">
            <text:p>59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20]+1" office:value-type="float" office:value="116" calcext:value-type="float" table:number-columns-spanned="2" table:number-rows-spanned="1">
            <text:p>116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3" office:value-type="float" office:value="689" calcext:value-type="float" table:number-columns-spanned="6" table:number-rows-spanned="1">
            <text:p>689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21]+1" office:value-type="float" office:value="117" calcext:value-type="float" table:number-columns-spanned="2" table:number-rows-spanned="1">
            <text:p>117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4" office:value-type="float" office:value="433" calcext:value-type="float" table:number-columns-spanned="6" table:number-rows-spanned="1">
            <text:p>433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22]+1" office:value-type="float" office:value="118" calcext:value-type="float" table:number-columns-spanned="2" table:number-rows-spanned="1">
            <text:p>118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Prity</text:p>
          </table:table-cell>
          <table:covered-table-cell table:number-columns-repeated="18"/>
          <table:table-cell/>
          <table:table-cell table:style-name="ce23" office:value-type="float" office:value="1050" calcext:value-type="float" table:number-columns-spanned="6" table:number-rows-spanned="1">
            <text:p>1.05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23]+1" office:value-type="float" office:value="119" calcext:value-type="float" table:number-columns-spanned="2" table:number-rows-spanned="1">
            <text:p>119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El Puntal Aserradero (581.33 dolares a $39)</text:p>
          </table:table-cell>
          <table:covered-table-cell table:number-columns-repeated="18"/>
          <table:table-cell/>
          <table:table-cell table:style-name="ce24" office:value-type="float" office:value="22672" calcext:value-type="float" table:number-columns-spanned="6" table:number-rows-spanned="1">
            <text:p>22.67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24]+1" office:value-type="float" office:value="120" calcext:value-type="float" table:number-columns-spanned="2" table:number-rows-spanned="1">
            <text:p>120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3" office:value-type="float" office:value="947" calcext:value-type="float" table:number-columns-spanned="6" table:number-rows-spanned="1">
            <text:p>947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25]+1" office:value-type="float" office:value="121" calcext:value-type="float" table:number-columns-spanned="2" table:number-rows-spanned="1">
            <text:p>121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Barraca Ferreteria Aguerre</text:p>
          </table:table-cell>
          <table:covered-table-cell table:number-columns-repeated="18"/>
          <table:table-cell/>
          <table:table-cell table:style-name="ce24" office:value-type="float" office:value="625" calcext:value-type="float" table:number-columns-spanned="6" table:number-rows-spanned="1">
            <text:p>62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26]+1" office:value-type="float" office:value="122" calcext:value-type="float" table:number-columns-spanned="2" table:number-rows-spanned="1">
            <text:p>122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3" office:value-type="float" office:value="877" calcext:value-type="float" table:number-columns-spanned="6" table:number-rows-spanned="1">
            <text:p>877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27]+1" office:value-type="float" office:value="123" calcext:value-type="float" table:number-columns-spanned="2" table:number-rows-spanned="1">
            <text:p>123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4" office:value-type="float" office:value="2306" calcext:value-type="float" table:number-columns-spanned="6" table:number-rows-spanned="1">
            <text:p>2.30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28]+1" office:value-type="float" office:value="124" calcext:value-type="float" table:number-columns-spanned="2" table:number-rows-spanned="1">
            <text:p>124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Electroimporta</text:p>
          </table:table-cell>
          <table:covered-table-cell table:number-columns-repeated="18"/>
          <table:table-cell/>
          <table:table-cell table:style-name="ce23" office:value-type="float" office:value="920" calcext:value-type="float" table:number-columns-spanned="6" table:number-rows-spanned="1">
            <text:p>92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29]+1" office:value-type="float" office:value="125" calcext:value-type="float" table:number-columns-spanned="2" table:number-rows-spanned="1">
            <text:p>125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4" office:value-type="float" office:value="763" calcext:value-type="float" table:number-columns-spanned="6" table:number-rows-spanned="1">
            <text:p>763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30]+1" office:value-type="float" office:value="126" calcext:value-type="float" table:number-columns-spanned="2" table:number-rows-spanned="1">
            <text:p>126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3" office:value-type="float" office:value="484" calcext:value-type="float" table:number-columns-spanned="6" table:number-rows-spanned="1">
            <text:p>484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31]+1" office:value-type="float" office:value="127" calcext:value-type="float" table:number-columns-spanned="2" table:number-rows-spanned="1">
            <text:p>127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Aluminios (vidrio)</text:p>
          </table:table-cell>
          <table:covered-table-cell table:number-columns-repeated="18"/>
          <table:table-cell/>
          <table:table-cell table:style-name="ce24" office:value-type="float" office:value="500" calcext:value-type="float" table:number-columns-spanned="6" table:number-rows-spanned="1">
            <text:p>5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32]+1" office:value-type="float" office:value="128" calcext:value-type="float" table:number-columns-spanned="2" table:number-rows-spanned="1">
            <text:p>128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Electroimporta</text:p>
          </table:table-cell>
          <table:covered-table-cell table:number-columns-repeated="18"/>
          <table:table-cell/>
          <table:table-cell table:style-name="ce23" office:value-type="float" office:value="575" calcext:value-type="float" table:number-columns-spanned="6" table:number-rows-spanned="1">
            <text:p>57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33]+1" office:value-type="float" office:value="129" calcext:value-type="float" table:number-columns-spanned="2" table:number-rows-spanned="1">
            <text:p>129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4" office:value-type="float" office:value="556" calcext:value-type="float" table:number-columns-spanned="6" table:number-rows-spanned="1">
            <text:p>55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34]+1" office:value-type="float" office:value="130" calcext:value-type="float" table:number-columns-spanned="2" table:number-rows-spanned="1">
            <text:p>130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3" office:value-type="float" office:value="405" calcext:value-type="float" table:number-columns-spanned="6" table:number-rows-spanned="1">
            <text:p>40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35]+1" office:value-type="float" office:value="131" calcext:value-type="float" table:number-columns-spanned="2" table:number-rows-spanned="1">
            <text:p>131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4" office:value-type="float" office:value="2646" calcext:value-type="float" table:number-columns-spanned="6" table:number-rows-spanned="1">
            <text:p>2.64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36]+1" office:value-type="float" office:value="132" calcext:value-type="float" table:number-columns-spanned="2" table:number-rows-spanned="1">
            <text:p>132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CPR (Mantita para entrepiso)</text:p>
          </table:table-cell>
          <table:covered-table-cell table:number-columns-repeated="18"/>
          <table:table-cell/>
          <table:table-cell table:style-name="ce23" office:value-type="float" office:value="470" calcext:value-type="float" table:number-columns-spanned="6" table:number-rows-spanned="1">
            <text:p>47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37]+1" office:value-type="float" office:value="133" calcext:value-type="float" table:number-columns-spanned="2" table:number-rows-spanned="1">
            <text:p>133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DaVinci Pinturas</text:p>
          </table:table-cell>
          <table:covered-table-cell table:number-columns-repeated="18"/>
          <table:table-cell/>
          <table:table-cell table:style-name="ce24" office:value-type="float" office:value="1676" calcext:value-type="float" table:number-columns-spanned="6" table:number-rows-spanned="1">
            <text:p>1.67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38]+1" office:value-type="float" office:value="134" calcext:value-type="float" table:number-columns-spanned="2" table:number-rows-spanned="1">
            <text:p>134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El Puntal Aserradero</text:p>
          </table:table-cell>
          <table:covered-table-cell table:number-columns-repeated="18"/>
          <table:table-cell/>
          <table:table-cell table:style-name="ce23" office:value-type="float" office:value="1967" calcext:value-type="float" table:number-columns-spanned="6" table:number-rows-spanned="1">
            <text:p>1.967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39]+1" office:value-type="float" office:value="135" calcext:value-type="float" table:number-columns-spanned="2" table:number-rows-spanned="1">
            <text:p>135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Abasur Aluminios (perfil negro entrepiso)</text:p>
          </table:table-cell>
          <table:covered-table-cell table:number-columns-repeated="18"/>
          <table:table-cell/>
          <table:table-cell table:style-name="ce24" office:value-type="float" office:value="802" calcext:value-type="float" table:number-columns-spanned="6" table:number-rows-spanned="1">
            <text:p>80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40]+1" office:value-type="float" office:value="136" calcext:value-type="float" table:number-columns-spanned="2" table:number-rows-spanned="1">
            <text:p>136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3" office:value-type="float" office:value="1732" calcext:value-type="float" table:number-columns-spanned="6" table:number-rows-spanned="1">
            <text:p>1.73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41]+1" office:value-type="float" office:value="137" calcext:value-type="float" table:number-columns-spanned="2" table:number-rows-spanned="1">
            <text:p>137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4" office:value-type="float" office:value="878" calcext:value-type="float" table:number-columns-spanned="6" table:number-rows-spanned="1">
            <text:p>87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42]+1" office:value-type="float" office:value="138" calcext:value-type="float" table:number-columns-spanned="2" table:number-rows-spanned="1">
            <text:p>138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3" office:value-type="float" office:value="542" calcext:value-type="float" table:number-columns-spanned="6" table:number-rows-spanned="1">
            <text:p>54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43]+1" office:value-type="float" office:value="139" calcext:value-type="float" table:number-columns-spanned="2" table:number-rows-spanned="1">
            <text:p>139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4" office:value-type="float" office:value="170" calcext:value-type="float" table:number-columns-spanned="6" table:number-rows-spanned="1">
            <text:p>17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44]+1" office:value-type="float" office:value="140" calcext:value-type="float" table:number-columns-spanned="2" table:number-rows-spanned="1">
            <text:p>140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Daniel Electricidad</text:p>
          </table:table-cell>
          <table:covered-table-cell table:number-columns-repeated="18"/>
          <table:table-cell/>
          <table:table-cell table:style-name="ce23" office:value-type="float" office:value="196" calcext:value-type="float" table:number-columns-spanned="6" table:number-rows-spanned="1">
            <text:p>19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45]+1" office:value-type="float" office:value="141" calcext:value-type="float" table:number-columns-spanned="2" table:number-rows-spanned="1">
            <text:p>141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Daniel Electricidad</text:p>
          </table:table-cell>
          <table:covered-table-cell table:number-columns-repeated="18"/>
          <table:table-cell/>
          <table:table-cell table:style-name="ce24" office:value-type="float" office:value="1660" calcext:value-type="float" table:number-columns-spanned="6" table:number-rows-spanned="1">
            <text:p>1.66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46]+1" office:value-type="float" office:value="142" calcext:value-type="float" table:number-columns-spanned="2" table:number-rows-spanned="1">
            <text:p>142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3" office:value-type="float" office:value="566" calcext:value-type="float" table:number-columns-spanned="6" table:number-rows-spanned="1">
            <text:p>56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47]+1" office:value-type="float" office:value="143" calcext:value-type="float" table:number-columns-spanned="2" table:number-rows-spanned="1">
            <text:p>143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4" office:value-type="float" office:value="856" calcext:value-type="float" table:number-columns-spanned="6" table:number-rows-spanned="1">
            <text:p>856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48]+1" office:value-type="float" office:value="144" calcext:value-type="float" table:number-columns-spanned="2" table:number-rows-spanned="1">
            <text:p>144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Daniel Electricidad</text:p>
          </table:table-cell>
          <table:covered-table-cell table:number-columns-repeated="18"/>
          <table:table-cell/>
          <table:table-cell table:style-name="ce23" office:value-type="float" office:value="430" calcext:value-type="float" table:number-columns-spanned="6" table:number-rows-spanned="1">
            <text:p>43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49]+1" office:value-type="float" office:value="145" calcext:value-type="float" table:number-columns-spanned="2" table:number-rows-spanned="1">
            <text:p>145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Daniel Electricidad</text:p>
          </table:table-cell>
          <table:covered-table-cell table:number-columns-repeated="18"/>
          <table:table-cell/>
          <table:table-cell table:style-name="ce24" office:value-type="float" office:value="394" calcext:value-type="float" table:number-columns-spanned="6" table:number-rows-spanned="1">
            <text:p>394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50]+1" office:value-type="float" office:value="146" calcext:value-type="float" table:number-columns-spanned="2" table:number-rows-spanned="1">
            <text:p>146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3" office:value-type="float" office:value="352" calcext:value-type="float" table:number-columns-spanned="6" table:number-rows-spanned="1">
            <text:p>352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51]+1" office:value-type="float" office:value="147" calcext:value-type="float" table:number-columns-spanned="2" table:number-rows-spanned="1">
            <text:p>147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James</text:p>
          </table:table-cell>
          <table:covered-table-cell table:number-columns-repeated="18"/>
          <table:table-cell/>
          <table:table-cell table:style-name="ce24" office:value-type="float" office:value="1810" calcext:value-type="float" table:number-columns-spanned="6" table:number-rows-spanned="1">
            <text:p>1.81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52]+1" office:value-type="float" office:value="148" calcext:value-type="float" table:number-columns-spanned="2" table:number-rows-spanned="1">
            <text:p>148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3" office:value-type="float" office:value="1693" calcext:value-type="float" table:number-columns-spanned="6" table:number-rows-spanned="1">
            <text:p>1.693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53]+1" office:value-type="float" office:value="149" calcext:value-type="float" table:number-columns-spanned="2" table:number-rows-spanned="1">
            <text:p>149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4" office:value-type="float" office:value="1038" calcext:value-type="float" table:number-columns-spanned="6" table:number-rows-spanned="1">
            <text:p>1.03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54]+1" office:value-type="float" office:value="150" calcext:value-type="float" table:number-columns-spanned="2" table:number-rows-spanned="1">
            <text:p>150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3" office:value-type="float" office:value="138" calcext:value-type="float" table:number-columns-spanned="6" table:number-rows-spanned="1">
            <text:p>13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55]+1" office:value-type="float" office:value="151" calcext:value-type="float" table:number-columns-spanned="2" table:number-rows-spanned="1">
            <text:p>151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4" office:value-type="float" office:value="907" calcext:value-type="float" table:number-columns-spanned="6" table:number-rows-spanned="1">
            <text:p>907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56]+1" office:value-type="float" office:value="152" calcext:value-type="float" table:number-columns-spanned="2" table:number-rows-spanned="1">
            <text:p>152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3" office:value-type="float" office:value="635" calcext:value-type="float" table:number-columns-spanned="6" table:number-rows-spanned="1">
            <text:p>63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57]+1" office:value-type="float" office:value="153" calcext:value-type="float" table:number-columns-spanned="2" table:number-rows-spanned="1">
            <text:p>153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4" office:value-type="float" office:value="198" calcext:value-type="float" table:number-columns-spanned="6" table:number-rows-spanned="1">
            <text:p>198</text:p>
          </table:table-cell>
          <table:covered-table-cell table:number-columns-repeated="5"/>
          <table:table-cell table:number-columns-repeated="2"/>
          <table:table-cell office:value-type="string" calcext:value-type="string">
            <text:p>esta factura creo la perdi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ce23" table:formula="of:=[.C158]+1" office:value-type="float" office:value="154" calcext:value-type="float" table:number-columns-spanned="2" table:number-rows-spanned="1">
            <text:p>154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3" office:value-type="float" office:value="304" calcext:value-type="float" table:number-columns-spanned="6" table:number-rows-spanned="1">
            <text:p>304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59]+1" office:value-type="float" office:value="155" calcext:value-type="float" table:number-columns-spanned="2" table:number-rows-spanned="1">
            <text:p>155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Magic Center (Anafe, Horno, Campana) (U$S 834)</text:p>
          </table:table-cell>
          <table:covered-table-cell table:number-columns-repeated="18"/>
          <table:table-cell/>
          <table:table-cell table:style-name="ce24" office:value-type="float" office:value="33360" calcext:value-type="float" table:number-columns-spanned="6" table:number-rows-spanned="1">
            <text:p>33.36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60]+1" office:value-type="float" office:value="156" calcext:value-type="float" table:number-columns-spanned="2" table:number-rows-spanned="1">
            <text:p>156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AG Amoblamientos (Muebles y Mesada Cocina)</text:p>
          </table:table-cell>
          <table:covered-table-cell table:number-columns-repeated="18"/>
          <table:table-cell/>
          <table:table-cell table:style-name="ce23" office:value-type="float" office:value="74400" calcext:value-type="float" table:number-columns-spanned="6" table:number-rows-spanned="1">
            <text:p>74.4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61]+1" office:value-type="float" office:value="157" calcext:value-type="float" table:number-columns-spanned="2" table:number-rows-spanned="1">
            <text:p>157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Barraca del Cordon (canilla cocina, baño, sifon)</text:p>
          </table:table-cell>
          <table:covered-table-cell table:number-columns-repeated="18"/>
          <table:table-cell/>
          <table:table-cell table:style-name="ce24" office:value-type="float" office:value="8348" calcext:value-type="float" table:number-columns-spanned="6" table:number-rows-spanned="1">
            <text:p>8.348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62]+1" office:value-type="float" office:value="158" calcext:value-type="float" table:number-columns-spanned="2" table:number-rows-spanned="1">
            <text:p>158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Ferreteria Laudani</text:p>
          </table:table-cell>
          <table:covered-table-cell table:number-columns-repeated="18"/>
          <table:table-cell/>
          <table:table-cell table:style-name="ce23" office:value-type="float" office:value="675" calcext:value-type="float" table:number-columns-spanned="6" table:number-rows-spanned="1">
            <text:p>675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63]+1" office:value-type="float" office:value="159" calcext:value-type="float" table:number-columns-spanned="2" table:number-rows-spanned="1">
            <text:p>159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Mercado Electrico</text:p>
          </table:table-cell>
          <table:covered-table-cell table:number-columns-repeated="18"/>
          <table:table-cell/>
          <table:table-cell table:style-name="ce24" office:value-type="float" office:value="780" calcext:value-type="float" table:number-columns-spanned="6" table:number-rows-spanned="1">
            <text:p>78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64]+1" office:value-type="float" office:value="160" calcext:value-type="float" table:number-columns-spanned="2" table:number-rows-spanned="1">
            <text:p>160</text:p>
          </table:table-cell>
          <table:covered-table-cell/>
          <table:table-cell/>
          <table:table-cell table:style-name="ce28" table:number-columns-spanned="19" table:number-rows-spanned="1"/>
          <table:covered-table-cell table:number-columns-repeated="18"/>
          <table:table-cell/>
          <table:table-cell table:style-name="ce23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65]+1" office:value-type="float" office:value="161" calcext:value-type="float" table:number-columns-spanned="2" table:number-rows-spanned="1">
            <text:p>161</text:p>
          </table:table-cell>
          <table:covered-table-cell/>
          <table:table-cell/>
          <table:table-cell table:style-name="ce27" table:number-columns-spanned="19" table:number-rows-spanned="1"/>
          <table:covered-table-cell table:number-columns-repeated="18"/>
          <table:table-cell/>
          <table:table-cell table:style-name="ce24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66]+1" office:value-type="float" office:value="162" calcext:value-type="float" table:number-columns-spanned="2" table:number-rows-spanned="1">
            <text:p>162</text:p>
          </table:table-cell>
          <table:covered-table-cell/>
          <table:table-cell/>
          <table:table-cell table:style-name="ce28" table:number-columns-spanned="19" table:number-rows-spanned="1"/>
          <table:covered-table-cell table:number-columns-repeated="18"/>
          <table:table-cell/>
          <table:table-cell table:style-name="ce23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67]+1" office:value-type="float" office:value="163" calcext:value-type="float" table:number-columns-spanned="2" table:number-rows-spanned="1">
            <text:p>163</text:p>
          </table:table-cell>
          <table:covered-table-cell/>
          <table:table-cell/>
          <table:table-cell table:style-name="ce27" table:number-columns-spanned="19" table:number-rows-spanned="1"/>
          <table:covered-table-cell table:number-columns-repeated="18"/>
          <table:table-cell/>
          <table:table-cell table:style-name="ce24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68]+1" office:value-type="float" office:value="164" calcext:value-type="float" table:number-columns-spanned="2" table:number-rows-spanned="1">
            <text:p>164</text:p>
          </table:table-cell>
          <table:covered-table-cell/>
          <table:table-cell/>
          <table:table-cell table:style-name="ce28" table:number-columns-spanned="19" table:number-rows-spanned="1"/>
          <table:covered-table-cell table:number-columns-repeated="18"/>
          <table:table-cell/>
          <table:table-cell table:style-name="ce23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69]+1" office:value-type="float" office:value="165" calcext:value-type="float" table:number-columns-spanned="2" table:number-rows-spanned="1">
            <text:p>165</text:p>
          </table:table-cell>
          <table:covered-table-cell/>
          <table:table-cell/>
          <table:table-cell table:style-name="ce27" table:number-columns-spanned="19" table:number-rows-spanned="1"/>
          <table:covered-table-cell table:number-columns-repeated="18"/>
          <table:table-cell/>
          <table:table-cell table:style-name="ce24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70]+1" office:value-type="float" office:value="166" calcext:value-type="float" table:number-columns-spanned="2" table:number-rows-spanned="1">
            <text:p>166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Mano Obra Electricidad</text:p>
          </table:table-cell>
          <table:covered-table-cell table:number-columns-repeated="18"/>
          <table:table-cell/>
          <table:table-cell table:style-name="ce23" office:value-type="float" office:value="120000" calcext:value-type="float" table:number-columns-spanned="6" table:number-rows-spanned="1">
            <text:p>120.0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71]+1" office:value-type="float" office:value="167" calcext:value-type="float" table:number-columns-spanned="2" table:number-rows-spanned="1">
            <text:p>167</text:p>
          </table:table-cell>
          <table:covered-table-cell/>
          <table:table-cell/>
          <table:table-cell table:style-name="ce27" table:number-columns-spanned="19" table:number-rows-spanned="1"/>
          <table:covered-table-cell table:number-columns-repeated="18"/>
          <table:table-cell/>
          <table:table-cell table:style-name="ce24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72]+1" office:value-type="float" office:value="168" calcext:value-type="float" table:number-columns-spanned="2" table:number-rows-spanned="1">
            <text:p>168</text:p>
          </table:table-cell>
          <table:covered-table-cell/>
          <table:table-cell/>
          <table:table-cell table:style-name="ce26" office:value-type="string" calcext:value-type="string" table:number-columns-spanned="19" table:number-rows-spanned="1">
            <text:p>Albañil Daniel <text:s/>- 095 558 247</text:p>
          </table:table-cell>
          <table:covered-table-cell table:number-columns-repeated="18"/>
          <table:table-cell/>
          <table:table-cell table:style-name="ce23" table:number-columns-spanned="6" table:number-rows-spanned="1"/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4" table:formula="of:=[.C173]+1" office:value-type="float" office:value="169" calcext:value-type="float" table:number-columns-spanned="2" table:number-rows-spanned="1">
            <text:p>169</text:p>
          </table:table-cell>
          <table:covered-table-cell/>
          <table:table-cell/>
          <table:table-cell table:style-name="ce27" office:value-type="string" calcext:value-type="string" table:number-columns-spanned="19" table:number-rows-spanned="1">
            <text:p>Reformar Primera Parte</text:p>
          </table:table-cell>
          <table:covered-table-cell table:number-columns-repeated="18"/>
          <table:table-cell/>
          <table:table-cell table:style-name="ce24" office:value-type="float" office:value="195000" calcext:value-type="float" table:number-columns-spanned="6" table:number-rows-spanned="1">
            <text:p>195.000</text:p>
          </table:table-cell>
          <table:covered-table-cell table:number-columns-repeated="5"/>
          <table:table-cell table:number-columns-repeated="20"/>
        </table:table-row>
        <table:table-row table:style-name="ro1">
          <table:table-cell table:number-columns-repeated="2"/>
          <table:table-cell table:style-name="ce23" table:formula="of:=[.C174]+1" office:value-type="float" office:value="170" calcext:value-type="float" table:number-columns-spanned="2" table:number-rows-spanned="1">
            <text:p>170</text:p>
          </table:table-cell>
          <table:covered-table-cell/>
          <table:table-cell/>
          <table:table-cell table:style-name="ce28" office:value-type="string" calcext:value-type="string" table:number-columns-spanned="19" table:number-rows-spanned="1">
            <text:p>Mano Obra Corredor y Pintura Apto</text:p>
          </table:table-cell>
          <table:covered-table-cell table:number-columns-repeated="18"/>
          <table:table-cell/>
          <table:table-cell table:style-name="ce23" office:value-type="float" office:value="72000" calcext:value-type="float" table:number-columns-spanned="6" table:number-rows-spanned="1">
            <text:p>72.000</text:p>
          </table:table-cell>
          <table:covered-table-cell table:number-columns-repeated="5"/>
          <table:table-cell table:number-columns-repeated="20"/>
        </table:table-row>
        <table:table-row table:style-name="ro1" table:number-rows-repeated="1048400">
          <table:table-cell table:number-columns-repeated="51"/>
        </table:table-row>
        <table:table-row table:style-name="ro1">
          <table:table-cell table:number-columns-repeated="51"/>
        </table:table-row>
      </table:table>
      <table:table table:name="Hoja2" table:style-name="ta1">
        <table:table-column table:style-name="co1" table:number-columns-repeated="29" table:default-cell-style-name="Default"/>
        <table:table-column table:style-name="co4" table:default-cell-style-name="Default"/>
        <table:table-column table:style-name="co1" table:number-columns-repeated="994" table:default-cell-style-name="Default"/>
        <table:table-row table:style-name="ro2">
          <table:table-cell table:number-columns-repeated="49"/>
          <table:table-cell table:style-name="ce30" office:value-type="string" calcext:value-type="string" table:number-columns-spanned="4" table:number-rows-spanned="1">
            <text:p>Primer Trabajo</text:p>
          </table:table-cell>
          <table:covered-table-cell table:number-columns-repeated="3"/>
          <table:table-cell table:style-name="ce24" office:value-type="float" office:value="195000" calcext:value-type="float" table:number-columns-spanned="4" table:number-rows-spanned="1">
            <text:p>195.000</text:p>
          </table:table-cell>
          <table:covered-table-cell table:number-columns-repeated="3"/>
          <table:table-cell table:number-columns-repeated="967"/>
        </table:table-row>
        <table:table-row table:style-name="ro2">
          <table:table-cell table:number-columns-repeated="37"/>
          <table:table-cell table:style-name="ce30"/>
          <table:table-cell table:number-columns-repeated="986"/>
        </table:table-row>
        <table:table-row table:style-name="ro2">
          <table:table-cell table:number-columns-repeated="5"/>
          <table:table-cell table:style-name="ce33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0" calcext:value-type="float">
            <text:p>10</text:p>
          </table:table-cell>
          <table:table-cell table:style-name="ce55"/>
          <table:table-cell table:style-name="ce55" office:value-type="float" office:value="10" calcext:value-type="float">
            <text:p>10</text:p>
          </table:table-cell>
          <table:table-cell table:style-name="ce55"/>
          <table:table-cell table:style-name="ce55" office:value-type="float" office:value="10" calcext:value-type="float">
            <text:p>10</text:p>
          </table:table-cell>
          <table:table-cell table:style-name="ce55"/>
          <table:table-cell table:style-name="ce55" office:value-type="float" office:value="10" calcext:value-type="float">
            <text:p>10</text:p>
          </table:table-cell>
          <table:table-cell table:style-name="ce55"/>
          <table:table-cell table:style-name="ce55" office:value-type="float" office:value="15" calcext:value-type="float">
            <text:p>15</text:p>
          </table:table-cell>
          <table:table-cell table:style-name="ce43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5" calcext:value-type="float">
            <text:p>15</text:p>
          </table:table-cell>
          <table:table-cell table:style-name="ce55"/>
          <table:table-cell table:style-name="ce55" office:value-type="float" office:value="10" calcext:value-type="float">
            <text:p>10</text:p>
          </table:table-cell>
          <table:table-cell table:style-name="ce55"/>
          <table:table-cell table:style-name="ce55" office:value-type="float" office:value="10" calcext:value-type="float">
            <text:p>10</text:p>
          </table:table-cell>
          <table:table-cell table:style-name="ce55"/>
          <table:table-cell table:style-name="ce55" office:value-type="float" office:value="10" calcext:value-type="float">
            <text:p>10</text:p>
          </table:table-cell>
          <table:table-cell table:style-name="ce55"/>
          <table:table-cell table:style-name="ce55" office:value-type="float" office:value="10" calcext:value-type="float">
            <text:p>10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69" table:formula="of:=SUM( (SUM([.G3:.P3]))+ (SUM(([.R3:.AA3]))))" office:value-type="float" office:value="110" calcext:value-type="float">
            <text:p>110</text:p>
          </table:table-cell>
          <table:table-cell table:number-columns-repeated="994"/>
        </table:table-row>
        <table:table-row table:style-name="ro2">
          <table:table-cell table:number-columns-repeated="5"/>
          <table:table-cell table:style-name="ce33" office:value-type="float" office:value="1" calcext:value-type="float">
            <text:p>1</text:p>
          </table:table-cell>
          <table:table-cell table:style-name="ce64" table:number-columns-repeated="2"/>
          <table:table-cell table:style-name="ce65" table:number-columns-repeated="2"/>
          <table:table-cell table:style-name="ce64" table:number-columns-repeated="2"/>
          <table:table-cell table:style-name="ce65" table:number-columns-repeated="2"/>
          <table:table-cell table:style-name="ce66" table:number-columns-repeated="2"/>
          <table:table-cell table:style-name="ce68" office:value-type="float" office:value="1" calcext:value-type="float">
            <text:p>1</text:p>
          </table:table-cell>
          <table:table-cell table:style-name="ce66" table:number-columns-repeated="2"/>
          <table:table-cell table:style-name="ce65" table:number-columns-repeated="2"/>
          <table:table-cell table:style-name="ce64" table:number-columns-repeated="2"/>
          <table:table-cell table:style-name="ce65" table:number-columns-repeated="2"/>
          <table:table-cell table:style-name="ce64" table:number-columns-repeated="2"/>
          <table:table-cell table:style-name="ce33" office:value-type="float" office:value="1" calcext:value-type="float">
            <text:p>1</text:p>
          </table:table-cell>
          <table:table-cell table:number-columns-repeated="21"/>
          <table:table-cell table:style-name="ce30" office:value-type="string" calcext:value-type="string" table:number-columns-spanned="4" table:number-rows-spanned="1">
            <text:p>Semana 1</text:p>
          </table:table-cell>
          <table:covered-table-cell table:number-columns-repeated="3"/>
          <table:table-cell table:style-name="ce24" office:value-type="float" office:value="30500" calcext:value-type="float" table:number-columns-spanned="4" table:number-rows-spanned="1">
            <text:p>30.500</text:p>
          </table:table-cell>
          <table:covered-table-cell table:number-columns-repeated="3"/>
          <table:table-cell table:number-columns-repeated="4"/>
          <table:table-cell table:style-name="ce24" office:value-type="float" office:value="1295388" calcext:value-type="float" table:number-columns-spanned="4" table:number-rows-spanned="1">
            <text:p>1.295.388</text:p>
          </table:table-cell>
          <table:covered-table-cell table:number-columns-repeated="3"/>
          <table:table-cell/>
          <table:table-cell office:value-type="string" calcext:value-type="string">
            <text:p>despido</text:p>
          </table:table-cell>
          <table:table-cell table:number-columns-repeated="957"/>
        </table:table-row>
        <table:table-row table:style-name="ro2">
          <table:table-cell table:number-columns-repeated="5"/>
          <table:table-cell table:style-name="ce33" office:value-type="float" office:value="1" calcext:value-type="float">
            <text:p>1</text:p>
          </table:table-cell>
          <table:table-cell table:style-name="ce64" table:number-columns-repeated="2"/>
          <table:table-cell table:style-name="ce65" table:number-columns-repeated="2"/>
          <table:table-cell table:style-name="ce64" table:number-columns-repeated="2"/>
          <table:table-cell table:style-name="ce65" table:number-columns-repeated="2"/>
          <table:table-cell table:style-name="ce66" table:number-columns-repeated="2"/>
          <table:table-cell table:style-name="ce68" office:value-type="float" office:value="1" calcext:value-type="float">
            <text:p>1</text:p>
          </table:table-cell>
          <table:table-cell table:style-name="ce66" table:number-columns-repeated="2"/>
          <table:table-cell table:style-name="ce65" table:number-columns-repeated="2"/>
          <table:table-cell table:style-name="ce64" table:number-columns-repeated="2"/>
          <table:table-cell table:style-name="ce65" table:number-columns-repeated="2"/>
          <table:table-cell table:style-name="ce64" table:number-columns-repeated="2"/>
          <table:table-cell table:style-name="ce33" office:value-type="float" office:value="1" calcext:value-type="float">
            <text:p>1</text:p>
          </table:table-cell>
          <table:table-cell table:number-columns-repeated="21"/>
          <table:table-cell table:style-name="ce30" office:value-type="string" calcext:value-type="string" table:number-columns-spanned="4" table:number-rows-spanned="1">
            <text:p>Semana 2</text:p>
          </table:table-cell>
          <table:covered-table-cell table:number-columns-repeated="3"/>
          <table:table-cell table:style-name="ce24" office:value-type="float" office:value="30560" calcext:value-type="float" table:number-columns-spanned="4" table:number-rows-spanned="1">
            <text:p>30.560</text:p>
          </table:table-cell>
          <table:covered-table-cell table:number-columns-repeated="3"/>
          <table:table-cell table:number-columns-repeated="4"/>
          <table:table-cell table:style-name="ce24" office:value-type="float" office:value="102415" calcext:value-type="float" table:number-columns-spanned="4" table:number-rows-spanned="1">
            <text:p>102.415</text:p>
          </table:table-cell>
          <table:covered-table-cell table:number-columns-repeated="3"/>
          <table:table-cell/>
          <table:table-cell office:value-type="string" calcext:value-type="string">
            <text:p>sueldo</text:p>
          </table:table-cell>
          <table:table-cell table:number-columns-repeated="957"/>
        </table:table-row>
        <table:table-row table:style-name="ro2">
          <table:table-cell table:number-columns-repeated="5"/>
          <table:table-cell table:style-name="ce33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4" calcext:value-type="float">
            <text:p>4</text:p>
          </table:table-cell>
          <table:table-cell table:style-name="ce55"/>
          <table:table-cell table:style-name="ce55" office:value-type="float" office:value="4" calcext:value-type="float">
            <text:p>4</text:p>
          </table:table-cell>
          <table:table-cell table:style-name="ce55"/>
          <table:table-cell table:style-name="ce55" office:value-type="float" office:value="4" calcext:value-type="float">
            <text:p>4</text:p>
          </table:table-cell>
          <table:table-cell table:style-name="ce55"/>
          <table:table-cell table:style-name="ce55" office:value-type="float" office:value="4" calcext:value-type="float">
            <text:p>4</text:p>
          </table:table-cell>
          <table:table-cell table:style-name="ce55"/>
          <table:table-cell table:style-name="ce55" office:value-type="float" office:value="5" calcext:value-type="float">
            <text:p>5</text:p>
          </table:table-cell>
          <table:table-cell table:style-name="ce43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5" calcext:value-type="float">
            <text:p>5</text:p>
          </table:table-cell>
          <table:table-cell table:style-name="ce55"/>
          <table:table-cell table:style-name="ce55" office:value-type="float" office:value="4" calcext:value-type="float">
            <text:p>4</text:p>
          </table:table-cell>
          <table:table-cell table:style-name="ce55"/>
          <table:table-cell table:style-name="ce55" office:value-type="float" office:value="4" calcext:value-type="float">
            <text:p>4</text:p>
          </table:table-cell>
          <table:table-cell table:style-name="ce55"/>
          <table:table-cell table:style-name="ce55" office:value-type="float" office:value="4" calcext:value-type="float">
            <text:p>4</text:p>
          </table:table-cell>
          <table:table-cell table:style-name="ce55"/>
          <table:table-cell table:style-name="ce55" office:value-type="float" office:value="4" calcext:value-type="float">
            <text:p>4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69" table:formula="of:=SUM( (SUM([.G6:.P6]))+ (SUM(([.R6:.AA6]))))" office:value-type="float" office:value="42" calcext:value-type="float">
            <text:p>42</text:p>
          </table:table-cell>
          <table:table-cell table:number-columns-repeated="19"/>
          <table:table-cell table:style-name="ce30" office:value-type="string" calcext:value-type="string" table:number-columns-spanned="4" table:number-rows-spanned="1">
            <text:p>Semana 3</text:p>
          </table:table-cell>
          <table:covered-table-cell table:number-columns-repeated="3"/>
          <table:table-cell table:style-name="ce24" office:value-type="float" office:value="24000" calcext:value-type="float" table:number-columns-spanned="4" table:number-rows-spanned="1">
            <text:p>24.000</text:p>
          </table:table-cell>
          <table:covered-table-cell table:number-columns-repeated="3"/>
          <table:table-cell table:number-columns-repeated="4"/>
          <table:table-cell table:style-name="ce24" office:value-type="float" office:value="16240" calcext:value-type="float" table:number-columns-spanned="4" table:number-rows-spanned="1">
            <text:p>16.240</text:p>
          </table:table-cell>
          <table:covered-table-cell table:number-columns-repeated="3"/>
          <table:table-cell/>
          <table:table-cell office:value-type="string" calcext:value-type="string">
            <text:p>aguinaldo</text:p>
          </table:table-cell>
          <table:table-cell table:number-columns-repeated="957"/>
        </table:table-row>
        <table:table-row table:style-name="ro2">
          <table:table-cell table:number-columns-repeated="5"/>
          <table:table-cell table:style-name="ce33" office:value-type="float" office:value="1" calcext:value-type="float">
            <text:p>1</text:p>
          </table:table-cell>
          <table:table-cell table:style-name="ce64" table:number-columns-repeated="2"/>
          <table:table-cell table:style-name="ce65" table:number-columns-repeated="2"/>
          <table:table-cell table:style-name="ce64" table:number-columns-repeated="2"/>
          <table:table-cell table:style-name="ce65" table:number-columns-repeated="2"/>
          <table:table-cell table:style-name="ce66" table:number-columns-repeated="2"/>
          <table:table-cell table:style-name="ce68" office:value-type="float" office:value="1" calcext:value-type="float">
            <text:p>1</text:p>
          </table:table-cell>
          <table:table-cell table:style-name="ce66" table:number-columns-repeated="2"/>
          <table:table-cell table:style-name="ce65" table:number-columns-repeated="2"/>
          <table:table-cell table:style-name="ce64" table:number-columns-repeated="2"/>
          <table:table-cell table:style-name="ce65" table:number-columns-repeated="2"/>
          <table:table-cell table:style-name="ce64" table:number-columns-repeated="2"/>
          <table:table-cell table:style-name="ce33" office:value-type="float" office:value="1" calcext:value-type="float">
            <text:p>1</text:p>
          </table:table-cell>
          <table:table-cell table:number-columns-repeated="21"/>
          <table:table-cell table:style-name="ce30" office:value-type="string" calcext:value-type="string" table:number-columns-spanned="4" table:number-rows-spanned="1">
            <text:p>Semana 4</text:p>
          </table:table-cell>
          <table:covered-table-cell table:number-columns-repeated="3"/>
          <table:table-cell table:style-name="ce24" office:value-type="float" office:value="26140" calcext:value-type="float" table:number-columns-spanned="4" table:number-rows-spanned="1">
            <text:p>26.140</text:p>
          </table:table-cell>
          <table:covered-table-cell table:number-columns-repeated="3"/>
          <table:table-cell table:number-columns-repeated="4"/>
          <table:table-cell table:style-name="ce24" office:value-type="float" office:value="10241" calcext:value-type="float" table:number-columns-spanned="4" table:number-rows-spanned="1">
            <text:p>10.241</text:p>
          </table:table-cell>
          <table:covered-table-cell table:number-columns-repeated="3"/>
          <table:table-cell/>
          <table:table-cell office:value-type="string" calcext:value-type="string">
            <text:p>dias trabajados</text:p>
          </table:table-cell>
          <table:table-cell table:number-columns-repeated="957"/>
        </table:table-row>
        <table:table-row table:style-name="ro2">
          <table:table-cell table:number-columns-repeated="5"/>
          <table:table-cell table:style-name="ce33" office:value-type="float" office:value="1" calcext:value-type="float">
            <text:p>1</text:p>
          </table:table-cell>
          <table:table-cell table:style-name="ce64" table:number-columns-repeated="2"/>
          <table:table-cell table:style-name="ce65" table:number-columns-repeated="2"/>
          <table:table-cell table:style-name="ce64" table:number-columns-repeated="2"/>
          <table:table-cell table:style-name="ce65" table:number-columns-repeated="2"/>
          <table:table-cell table:style-name="ce66" table:number-columns-repeated="2"/>
          <table:table-cell table:style-name="ce68" office:value-type="float" office:value="1" calcext:value-type="float">
            <text:p>1</text:p>
          </table:table-cell>
          <table:table-cell table:style-name="ce66" table:number-columns-repeated="2"/>
          <table:table-cell table:style-name="ce65" table:number-columns-repeated="2"/>
          <table:table-cell table:style-name="ce64" table:number-columns-repeated="2"/>
          <table:table-cell table:style-name="ce65" table:number-columns-repeated="2"/>
          <table:table-cell table:style-name="ce64" table:number-columns-repeated="2"/>
          <table:table-cell table:style-name="ce33" office:value-type="float" office:value="1" calcext:value-type="float">
            <text:p>1</text:p>
          </table:table-cell>
          <table:table-cell table:number-columns-repeated="4"/>
          <table:table-cell table:style-name="ce71" table:formula="of:=[.AD3]+[.AD6]+[.AD9]+[.AD12]+[.AD15]" office:value-type="float" office:value="346" calcext:value-type="float" table:number-columns-spanned="4" table:number-rows-spanned="2">
            <text:p>346</text:p>
          </table:table-cell>
          <table:covered-table-cell table:number-columns-repeated="3"/>
          <table:table-cell table:number-columns-repeated="13"/>
          <table:table-cell table:style-name="ce30" office:value-type="string" calcext:value-type="string" table:number-columns-spanned="4" table:number-rows-spanned="1">
            <text:p>Semana 5</text:p>
          </table:table-cell>
          <table:covered-table-cell table:number-columns-repeated="3"/>
          <table:table-cell table:style-name="ce24" office:value-type="float" office:value="18000" calcext:value-type="float" table:number-columns-spanned="4" table:number-rows-spanned="1">
            <text:p>18.000</text:p>
          </table:table-cell>
          <table:covered-table-cell table:number-columns-repeated="3"/>
          <table:table-cell table:number-columns-repeated="4"/>
          <table:table-cell table:style-name="ce24" office:value-type="float" office:value="35206" calcext:value-type="float" table:number-columns-spanned="4" table:number-rows-spanned="1">
            <text:p>35.206</text:p>
          </table:table-cell>
          <table:covered-table-cell table:number-columns-repeated="3"/>
          <table:table-cell/>
          <table:table-cell office:value-type="string" calcext:value-type="string">
            <text:p>grp</text:p>
          </table:table-cell>
          <table:table-cell table:number-columns-repeated="957"/>
        </table:table-row>
        <table:table-row table:style-name="ro2">
          <table:table-cell table:number-columns-repeated="5"/>
          <table:table-cell table:style-name="ce33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4" calcext:value-type="float">
            <text:p>4</text:p>
          </table:table-cell>
          <table:table-cell table:style-name="ce55"/>
          <table:table-cell table:style-name="ce55" office:value-type="float" office:value="4" calcext:value-type="float">
            <text:p>4</text:p>
          </table:table-cell>
          <table:table-cell table:style-name="ce55"/>
          <table:table-cell table:style-name="ce55" office:value-type="float" office:value="4" calcext:value-type="float">
            <text:p>4</text:p>
          </table:table-cell>
          <table:table-cell table:style-name="ce55"/>
          <table:table-cell table:style-name="ce55" office:value-type="float" office:value="4" calcext:value-type="float">
            <text:p>4</text:p>
          </table:table-cell>
          <table:table-cell table:style-name="ce55"/>
          <table:table-cell table:style-name="ce55" office:value-type="float" office:value="5" calcext:value-type="float">
            <text:p>5</text:p>
          </table:table-cell>
          <table:table-cell table:style-name="ce43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5" calcext:value-type="float">
            <text:p>5</text:p>
          </table:table-cell>
          <table:table-cell table:style-name="ce55"/>
          <table:table-cell table:style-name="ce55" office:value-type="float" office:value="4" calcext:value-type="float">
            <text:p>4</text:p>
          </table:table-cell>
          <table:table-cell table:style-name="ce55"/>
          <table:table-cell table:style-name="ce55" office:value-type="float" office:value="4" calcext:value-type="float">
            <text:p>4</text:p>
          </table:table-cell>
          <table:table-cell table:style-name="ce55"/>
          <table:table-cell table:style-name="ce55" office:value-type="float" office:value="4" calcext:value-type="float">
            <text:p>4</text:p>
          </table:table-cell>
          <table:table-cell table:style-name="ce55"/>
          <table:table-cell table:style-name="ce55" office:value-type="float" office:value="4" calcext:value-type="float">
            <text:p>4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69" table:formula="of:=SUM( (SUM([.G9:.P9]))+ (SUM(([.R9:.AA9]))))" office:value-type="float" office:value="42" calcext:value-type="float">
            <text:p>42</text:p>
          </table:table-cell>
          <table:table-cell table:number-columns-repeated="2"/>
          <table:covered-table-cell table:number-columns-repeated="4"/>
          <table:table-cell table:number-columns-repeated="13"/>
          <table:table-cell table:style-name="ce30" office:value-type="string" calcext:value-type="string" table:number-columns-spanned="4" table:number-rows-spanned="1">
            <text:p>Semana 6</text:p>
          </table:table-cell>
          <table:covered-table-cell table:number-columns-repeated="3"/>
          <table:table-cell table:style-name="ce24" office:value-type="float" office:value="16000" calcext:value-type="float" table:number-columns-spanned="4" table:number-rows-spanned="1">
            <text:p>16.000</text:p>
          </table:table-cell>
          <table:covered-table-cell table:number-columns-repeated="3"/>
          <table:table-cell table:number-columns-repeated="4"/>
          <table:table-cell table:style-name="ce24" office:value-type="float" office:value="47029" calcext:value-type="float" table:number-columns-spanned="4" table:number-rows-spanned="1">
            <text:p>47.029</text:p>
          </table:table-cell>
          <table:covered-table-cell table:number-columns-repeated="3"/>
          <table:table-cell/>
          <table:table-cell office:value-type="string" calcext:value-type="string">
            <text:p>salario vacacional</text:p>
          </table:table-cell>
          <table:table-cell table:number-columns-repeated="957"/>
        </table:table-row>
        <table:table-row table:style-name="ro2">
          <table:table-cell table:number-columns-repeated="5"/>
          <table:table-cell table:style-name="ce33" office:value-type="float" office:value="1" calcext:value-type="float">
            <text:p>1</text:p>
          </table:table-cell>
          <table:table-cell table:style-name="ce64" table:number-columns-repeated="2"/>
          <table:table-cell table:style-name="ce65" table:number-columns-repeated="2"/>
          <table:table-cell table:style-name="ce64" table:number-columns-repeated="2"/>
          <table:table-cell table:style-name="ce65" table:number-columns-repeated="2"/>
          <table:table-cell table:style-name="ce66" table:number-columns-repeated="2"/>
          <table:table-cell table:style-name="ce68" office:value-type="float" office:value="1" calcext:value-type="float">
            <text:p>1</text:p>
          </table:table-cell>
          <table:table-cell table:style-name="ce66" table:number-columns-repeated="2"/>
          <table:table-cell table:style-name="ce65" table:number-columns-repeated="2"/>
          <table:table-cell table:style-name="ce64" table:number-columns-repeated="2"/>
          <table:table-cell table:style-name="ce65" table:number-columns-repeated="2"/>
          <table:table-cell table:style-name="ce64" table:number-columns-repeated="2"/>
          <table:table-cell table:style-name="ce33" office:value-type="float" office:value="1" calcext:value-type="float">
            <text:p>1</text:p>
          </table:table-cell>
          <table:table-cell table:number-columns-repeated="21"/>
          <table:table-cell table:style-name="ce30" office:value-type="string" calcext:value-type="string" table:number-columns-spanned="4" table:number-rows-spanned="1">
            <text:p>Semana 7</text:p>
          </table:table-cell>
          <table:covered-table-cell table:number-columns-repeated="3"/>
          <table:table-cell table:style-name="ce24" office:value-type="float" office:value="6000" calcext:value-type="float" table:number-columns-spanned="4" table:number-rows-spanned="1">
            <text:p>6.000</text:p>
          </table:table-cell>
          <table:covered-table-cell table:number-columns-repeated="3"/>
          <table:table-cell table:number-columns-repeated="4"/>
          <table:table-cell table:style-name="ce24" office:value-type="float" office:value="66440" calcext:value-type="float" table:number-columns-spanned="4" table:number-rows-spanned="1">
            <text:p>66.440</text:p>
          </table:table-cell>
          <table:covered-table-cell table:number-columns-repeated="3"/>
          <table:table-cell/>
          <table:table-cell office:value-type="string" calcext:value-type="string">
            <text:p>licencia</text:p>
          </table:table-cell>
          <table:table-cell table:number-columns-repeated="957"/>
        </table:table-row>
        <table:table-row table:style-name="ro2">
          <table:table-cell table:number-columns-repeated="5"/>
          <table:table-cell table:style-name="ce33" office:value-type="float" office:value="1" calcext:value-type="float">
            <text:p>1</text:p>
          </table:table-cell>
          <table:table-cell table:style-name="ce64" table:number-columns-repeated="2"/>
          <table:table-cell table:style-name="ce65" table:number-columns-repeated="2"/>
          <table:table-cell table:style-name="ce64" table:number-columns-repeated="2"/>
          <table:table-cell table:style-name="ce65" table:number-columns-repeated="2"/>
          <table:table-cell table:style-name="ce66" table:number-columns-repeated="2"/>
          <table:table-cell table:style-name="ce68" office:value-type="float" office:value="1" calcext:value-type="float">
            <text:p>1</text:p>
          </table:table-cell>
          <table:table-cell table:style-name="ce66" table:number-columns-repeated="2"/>
          <table:table-cell table:style-name="ce65" table:number-columns-repeated="2"/>
          <table:table-cell table:style-name="ce64" table:number-columns-repeated="2"/>
          <table:table-cell table:style-name="ce65" table:number-columns-repeated="2"/>
          <table:table-cell table:style-name="ce64" table:number-columns-repeated="2"/>
          <table:table-cell table:style-name="ce33" office:value-type="float" office:value="1" calcext:value-type="float">
            <text:p>1</text:p>
          </table:table-cell>
          <table:table-cell table:number-columns-repeated="21"/>
          <table:table-cell table:style-name="ce30" office:value-type="string" calcext:value-type="string" table:number-columns-spanned="4" table:number-rows-spanned="1">
            <text:p>Semana 8</text:p>
          </table:table-cell>
          <table:covered-table-cell table:number-columns-repeated="3"/>
          <table:table-cell table:style-name="ce24" office:value-type="float" office:value="15000" calcext:value-type="float" table:number-columns-spanned="4" table:number-rows-spanned="1">
            <text:p>15.000</text:p>
          </table:table-cell>
          <table:covered-table-cell table:number-columns-repeated="3"/>
          <table:table-cell table:number-columns-repeated="4"/>
          <table:table-cell table:style-name="ce24" table:number-columns-spanned="4" table:number-rows-spanned="1"/>
          <table:covered-table-cell table:number-columns-repeated="3"/>
          <table:table-cell table:number-columns-repeated="959"/>
        </table:table-row>
        <table:table-row table:style-name="ro2">
          <table:table-cell table:number-columns-repeated="5"/>
          <table:table-cell table:style-name="ce33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4" calcext:value-type="float">
            <text:p>4</text:p>
          </table:table-cell>
          <table:table-cell table:style-name="ce55"/>
          <table:table-cell table:style-name="ce55" office:value-type="float" office:value="4" calcext:value-type="float">
            <text:p>4</text:p>
          </table:table-cell>
          <table:table-cell table:style-name="ce55"/>
          <table:table-cell table:style-name="ce55" office:value-type="float" office:value="4" calcext:value-type="float">
            <text:p>4</text:p>
          </table:table-cell>
          <table:table-cell table:style-name="ce55"/>
          <table:table-cell table:style-name="ce55" office:value-type="float" office:value="4" calcext:value-type="float">
            <text:p>4</text:p>
          </table:table-cell>
          <table:table-cell table:style-name="ce55"/>
          <table:table-cell table:style-name="ce55" office:value-type="float" office:value="5" calcext:value-type="float">
            <text:p>5</text:p>
          </table:table-cell>
          <table:table-cell table:style-name="ce43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5" calcext:value-type="float">
            <text:p>5</text:p>
          </table:table-cell>
          <table:table-cell table:style-name="ce55"/>
          <table:table-cell table:style-name="ce55" office:value-type="float" office:value="4" calcext:value-type="float">
            <text:p>4</text:p>
          </table:table-cell>
          <table:table-cell table:style-name="ce55"/>
          <table:table-cell table:style-name="ce55" office:value-type="float" office:value="4" calcext:value-type="float">
            <text:p>4</text:p>
          </table:table-cell>
          <table:table-cell table:style-name="ce55"/>
          <table:table-cell table:style-name="ce55" office:value-type="float" office:value="4" calcext:value-type="float">
            <text:p>4</text:p>
          </table:table-cell>
          <table:table-cell table:style-name="ce55"/>
          <table:table-cell table:style-name="ce55" office:value-type="float" office:value="4" calcext:value-type="float">
            <text:p>4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69" table:formula="of:=SUM( (SUM([.G12:.P12]))+ (SUM(([.R12:.AA12]))))" office:value-type="float" office:value="42" calcext:value-type="float">
            <text:p>42</text:p>
          </table:table-cell>
          <table:table-cell table:number-columns-repeated="19"/>
          <table:table-cell table:style-name="ce30" office:value-type="string" calcext:value-type="string" table:number-columns-spanned="4" table:number-rows-spanned="1">
            <text:p>Semana 9</text:p>
          </table:table-cell>
          <table:covered-table-cell table:number-columns-repeated="3"/>
          <table:table-cell table:style-name="ce24" office:value-type="float" office:value="3970" calcext:value-type="float" table:number-columns-spanned="4" table:number-rows-spanned="1">
            <text:p>3.970</text:p>
          </table:table-cell>
          <table:covered-table-cell table:number-columns-repeated="3"/>
          <table:table-cell table:number-columns-repeated="4"/>
          <table:table-cell table:style-name="ce24" table:number-columns-spanned="4" table:number-rows-spanned="1"/>
          <table:covered-table-cell table:number-columns-repeated="3"/>
          <table:table-cell table:number-columns-repeated="959"/>
        </table:table-row>
        <table:table-row table:style-name="ro2">
          <table:table-cell table:number-columns-repeated="5"/>
          <table:table-cell table:style-name="ce43" office:value-type="float" office:value="1" calcext:value-type="float">
            <text:p>1</text:p>
          </table:table-cell>
          <table:table-cell table:style-name="ce64" table:number-columns-repeated="2"/>
          <table:table-cell table:style-name="ce65" table:number-columns-repeated="2"/>
          <table:table-cell table:style-name="ce64" table:number-columns-repeated="2"/>
          <table:table-cell table:style-name="ce65" table:number-columns-repeated="2"/>
          <table:table-cell table:style-name="ce66" table:number-columns-repeated="2"/>
          <table:table-cell table:style-name="ce43" office:value-type="float" office:value="1" calcext:value-type="float">
            <text:p>1</text:p>
          </table:table-cell>
          <table:table-cell table:style-name="ce66" table:number-columns-repeated="2"/>
          <table:table-cell table:style-name="ce65" table:number-columns-repeated="2"/>
          <table:table-cell table:style-name="ce64" table:number-columns-repeated="2"/>
          <table:table-cell table:style-name="ce65" table:number-columns-repeated="2"/>
          <table:table-cell table:style-name="ce64" table:number-columns-repeated="2"/>
          <table:table-cell table:style-name="ce43" office:value-type="float" office:value="1" calcext:value-type="float">
            <text:p>1</text:p>
          </table:table-cell>
          <table:table-cell table:number-columns-repeated="21"/>
          <table:table-cell table:style-name="ce30" office:value-type="string" calcext:value-type="string" table:number-columns-spanned="4" table:number-rows-spanned="1">
            <text:p>Semana 10</text:p>
          </table:table-cell>
          <table:covered-table-cell table:number-columns-repeated="3"/>
          <table:table-cell table:style-name="ce24" table:number-columns-spanned="4" table:number-rows-spanned="1"/>
          <table:covered-table-cell table:number-columns-repeated="3"/>
          <table:table-cell table:number-columns-repeated="4"/>
          <table:table-cell table:style-name="ce24" table:number-columns-spanned="4" table:number-rows-spanned="1"/>
          <table:covered-table-cell table:number-columns-repeated="3"/>
          <table:table-cell table:number-columns-repeated="959"/>
        </table:table-row>
        <table:table-row table:style-name="ro2">
          <table:table-cell table:number-columns-repeated="5"/>
          <table:table-cell table:style-name="ce43" office:value-type="float" office:value="1" calcext:value-type="float">
            <text:p>1</text:p>
          </table:table-cell>
          <table:table-cell table:style-name="ce64" table:number-columns-repeated="2"/>
          <table:table-cell table:style-name="ce65" table:number-columns-repeated="2"/>
          <table:table-cell table:style-name="ce64" table:number-columns-repeated="2"/>
          <table:table-cell table:style-name="ce65" table:number-columns-repeated="2"/>
          <table:table-cell table:style-name="ce66" table:number-columns-repeated="2"/>
          <table:table-cell table:style-name="ce43" office:value-type="float" office:value="1" calcext:value-type="float">
            <text:p>1</text:p>
          </table:table-cell>
          <table:table-cell table:style-name="ce66" table:number-columns-repeated="2"/>
          <table:table-cell table:style-name="ce65" table:number-columns-repeated="2"/>
          <table:table-cell table:style-name="ce64" table:number-columns-repeated="2"/>
          <table:table-cell table:style-name="ce65" table:number-columns-repeated="2"/>
          <table:table-cell table:style-name="ce64" table:number-columns-repeated="2"/>
          <table:table-cell table:style-name="ce43" office:value-type="float" office:value="1" calcext:value-type="float">
            <text:p>1</text:p>
          </table:table-cell>
          <table:table-cell table:number-columns-repeated="21"/>
          <table:table-cell table:style-name="ce30" office:value-type="string" calcext:value-type="string" table:number-columns-spanned="4" table:number-rows-spanned="1">
            <text:p>Semana 11</text:p>
          </table:table-cell>
          <table:covered-table-cell table:number-columns-repeated="3"/>
          <table:table-cell table:style-name="ce24" office:value-type="float" office:value="8000" calcext:value-type="float" table:number-columns-spanned="4" table:number-rows-spanned="1">
            <text:p>8.000</text:p>
          </table:table-cell>
          <table:covered-table-cell table:number-columns-repeated="3"/>
          <table:table-cell table:number-columns-repeated="4"/>
          <table:table-cell table:style-name="ce24" table:number-columns-spanned="4" table:number-rows-spanned="1"/>
          <table:covered-table-cell table:number-columns-repeated="3"/>
          <table:table-cell table:number-columns-repeated="959"/>
        </table:table-row>
        <table:table-row table:style-name="ro2">
          <table:table-cell table:number-columns-repeated="5"/>
          <table:table-cell table:style-name="ce33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0" calcext:value-type="float">
            <text:p>10</text:p>
          </table:table-cell>
          <table:table-cell table:style-name="ce55"/>
          <table:table-cell table:style-name="ce55" office:value-type="float" office:value="10" calcext:value-type="float">
            <text:p>10</text:p>
          </table:table-cell>
          <table:table-cell table:style-name="ce55"/>
          <table:table-cell table:style-name="ce55" office:value-type="float" office:value="10" calcext:value-type="float">
            <text:p>10</text:p>
          </table:table-cell>
          <table:table-cell table:style-name="ce55"/>
          <table:table-cell table:style-name="ce55" office:value-type="float" office:value="10" calcext:value-type="float">
            <text:p>10</text:p>
          </table:table-cell>
          <table:table-cell table:style-name="ce55"/>
          <table:table-cell table:style-name="ce55" office:value-type="float" office:value="15" calcext:value-type="float">
            <text:p>15</text:p>
          </table:table-cell>
          <table:table-cell table:style-name="ce43" office:value-type="float" office:value="1" calcext:value-type="float">
            <text:p>1</text:p>
          </table:table-cell>
          <table:table-cell table:style-name="ce55"/>
          <table:table-cell table:style-name="ce55" office:value-type="float" office:value="15" calcext:value-type="float">
            <text:p>15</text:p>
          </table:table-cell>
          <table:table-cell table:style-name="ce55"/>
          <table:table-cell table:style-name="ce55" office:value-type="float" office:value="10" calcext:value-type="float">
            <text:p>10</text:p>
          </table:table-cell>
          <table:table-cell table:style-name="ce55"/>
          <table:table-cell table:style-name="ce55" office:value-type="float" office:value="10" calcext:value-type="float">
            <text:p>10</text:p>
          </table:table-cell>
          <table:table-cell table:style-name="ce55"/>
          <table:table-cell table:style-name="ce55" office:value-type="float" office:value="10" calcext:value-type="float">
            <text:p>10</text:p>
          </table:table-cell>
          <table:table-cell table:style-name="ce55"/>
          <table:table-cell table:style-name="ce55" office:value-type="float" office:value="10" calcext:value-type="float">
            <text:p>10</text:p>
          </table:table-cell>
          <table:table-cell table:style-name="ce33" office:value-type="float" office:value="1" calcext:value-type="float">
            <text:p>1</text:p>
          </table:table-cell>
          <table:table-cell/>
          <table:table-cell table:style-name="ce69" table:formula="of:=SUM( (SUM([.G15:.P15]))+ (SUM(([.R15:.AA15]))))" office:value-type="float" office:value="110" calcext:value-type="float">
            <text:p>110</text:p>
          </table:table-cell>
          <table:table-cell table:number-columns-repeated="19"/>
          <table:table-cell table:style-name="ce30" office:value-type="string" calcext:value-type="string" table:number-columns-spanned="4" table:number-rows-spanned="1">
            <text:p>Semana 12</text:p>
          </table:table-cell>
          <table:covered-table-cell table:number-columns-repeated="3"/>
          <table:table-cell table:style-name="ce24" office:value-type="float" office:value="8000" calcext:value-type="float" table:number-columns-spanned="4" table:number-rows-spanned="1">
            <text:p>8.000</text:p>
          </table:table-cell>
          <table:covered-table-cell table:number-columns-repeated="3"/>
          <table:table-cell table:number-columns-repeated="4"/>
          <table:table-cell table:style-name="ce24" table:number-columns-spanned="4" table:number-rows-spanned="1"/>
          <table:covered-table-cell table:number-columns-repeated="3"/>
          <table:table-cell table:number-columns-repeated="959"/>
        </table:table-row>
        <table:table-row table:style-name="ro2">
          <table:table-cell table:number-columns-repeated="49"/>
          <table:table-cell table:style-name="ce30" office:value-type="string" calcext:value-type="string" table:number-columns-spanned="4" table:number-rows-spanned="1">
            <text:p>Semana 13</text:p>
          </table:table-cell>
          <table:covered-table-cell table:number-columns-repeated="3"/>
          <table:table-cell table:style-name="ce24" office:value-type="float" office:value="8000" calcext:value-type="float" table:number-columns-spanned="4" table:number-rows-spanned="1">
            <text:p>8.000</text:p>
          </table:table-cell>
          <table:covered-table-cell table:number-columns-repeated="3"/>
          <table:table-cell table:number-columns-repeated="4"/>
          <table:table-cell table:style-name="ce24" table:number-columns-spanned="4" table:number-rows-spanned="1"/>
          <table:covered-table-cell table:number-columns-repeated="3"/>
          <table:table-cell table:number-columns-repeated="959"/>
        </table:table-row>
        <table:table-row table:style-name="ro2">
          <table:table-cell table:number-columns-repeated="5"/>
          <table:table-cell table:style-name="ce44" table:formula="of:=SUM([.F3:.F15])" office:value-type="float" office:value="13" calcext:value-type="float">
            <text:p>13</text:p>
          </table:table-cell>
          <table:table-cell table:number-columns-repeated="10"/>
          <table:table-cell table:style-name="ce44" table:formula="of:=SUM([.Q3:.Q15])" office:value-type="float" office:value="13" calcext:value-type="float">
            <text:p>13</text:p>
          </table:table-cell>
          <table:table-cell table:number-columns-repeated="10"/>
          <table:table-cell table:style-name="ce44" table:formula="of:=SUM([.AB3:.AB15])" office:value-type="float" office:value="13" calcext:value-type="float">
            <text:p>13</text:p>
          </table:table-cell>
          <table:table-cell table:number-columns-repeated="21"/>
          <table:table-cell table:style-name="ce30" office:value-type="string" calcext:value-type="string" table:number-columns-spanned="4" table:number-rows-spanned="1">
            <text:p>Semana 14</text:p>
          </table:table-cell>
          <table:covered-table-cell table:number-columns-repeated="3"/>
          <table:table-cell table:style-name="ce24" office:value-type="float" office:value="830" calcext:value-type="float" table:number-columns-spanned="4" table:number-rows-spanned="1">
            <text:p>830</text:p>
          </table:table-cell>
          <table:covered-table-cell table:number-columns-repeated="3"/>
          <table:table-cell table:number-columns-repeated="4"/>
          <table:table-cell table:style-name="ce24" table:number-columns-spanned="4" table:number-rows-spanned="1"/>
          <table:covered-table-cell table:number-columns-repeated="3"/>
          <table:table-cell table:number-columns-repeated="959"/>
        </table:table-row>
        <table:table-row table:style-name="ro2">
          <table:table-cell table:number-columns-repeated="49"/>
          <table:table-cell table:style-name="ce30" office:value-type="string" calcext:value-type="string" table:number-columns-spanned="4" table:number-rows-spanned="1">
            <text:p>Semana 15</text:p>
          </table:table-cell>
          <table:covered-table-cell table:number-columns-repeated="3"/>
          <table:table-cell table:style-name="ce24" table:number-columns-spanned="4" table:number-rows-spanned="1"/>
          <table:covered-table-cell table:number-columns-repeated="3"/>
          <table:table-cell table:number-columns-repeated="4"/>
          <table:table-cell table:style-name="ce24" table:number-columns-spanned="4" table:number-rows-spanned="1"/>
          <table:covered-table-cell table:number-columns-repeated="3"/>
          <table:table-cell table:number-columns-repeated="959"/>
        </table:table-row>
        <table:table-row table:style-name="ro2">
          <table:table-cell table:number-columns-repeated="14"/>
          <table:table-cell table:style-name="ce67" table:formula="of:=[.F17]+[.Q17]+[.AB17]" office:value-type="float" office:value="39" calcext:value-type="float" table:number-columns-spanned="4" table:number-rows-spanned="2">
            <text:p>39</text:p>
          </table:table-cell>
          <table:covered-table-cell table:number-columns-repeated="3"/>
          <table:table-cell table:number-columns-repeated="13"/>
          <table:table-cell table:style-name="ce70" table:formula="of:=[.AG8]+[.O19]" office:value-type="float" office:value="385" calcext:value-type="float" table:number-columns-spanned="5" table:number-rows-spanned="2">
            <text:p>385</text:p>
          </table:table-cell>
          <table:covered-table-cell table:number-columns-repeated="4"/>
          <table:table-cell table:number-columns-repeated="988"/>
        </table:table-row>
        <table:table-row table:style-name="ro2">
          <table:table-cell table:number-columns-repeated="14"/>
          <table:covered-table-cell table:number-columns-repeated="4"/>
          <table:table-cell table:number-columns-repeated="13"/>
          <table:covered-table-cell table:number-columns-repeated="5"/>
          <table:table-cell table:number-columns-repeated="13"/>
          <table:table-cell table:style-name="ce30" office:value-type="string" calcext:value-type="string" table:number-columns-spanned="4" table:number-rows-spanned="1">
            <text:p>TOTAL</text:p>
          </table:table-cell>
          <table:covered-table-cell table:number-columns-repeated="3"/>
          <table:table-cell table:style-name="ce24" table:formula="of:=SUM([.BB4:.BB18])" office:value-type="float" office:value="195000" calcext:value-type="float" table:number-columns-spanned="4" table:number-rows-spanned="1">
            <text:p>195.000</text:p>
          </table:table-cell>
          <table:covered-table-cell table:number-columns-repeated="3"/>
          <table:table-cell table:number-columns-repeated="4"/>
          <table:table-cell table:style-name="ce24" table:formula="of:=SUM([.BJ4:.BJ18])" office:value-type="float" office:value="1572959" calcext:value-type="float" table:number-columns-spanned="4" table:number-rows-spanned="1">
            <text:p>1.572.959</text:p>
          </table:table-cell>
          <table:covered-table-cell table:number-columns-repeated="3"/>
          <table:table-cell table:number-columns-repeated="959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9"/>
          <table:table-cell table:style-name="ce30" office:value-type="string" calcext:value-type="string" table:number-columns-spanned="4" table:number-rows-spanned="1">
            <text:p>Resta</text:p>
          </table:table-cell>
          <table:covered-table-cell table:number-columns-repeated="3"/>
          <table:table-cell table:style-name="ce24" table:formula="of:=[.BB1]-[.BB20]" office:value-type="float" office:value="0" calcext:value-type="float" table:number-columns-spanned="4" table:number-rows-spanned="1">
            <text:p>0</text:p>
          </table:table-cell>
          <table:covered-table-cell table:number-columns-repeated="3"/>
          <table:table-cell table:number-columns-repeated="967"/>
        </table:table-row>
        <table:table-row table:style-name="ro2">
          <table:table-cell table:number-columns-repeated="4"/>
          <table:table-cell office:value-type="string" calcext:value-type="string">
            <text:p>11 ondulaciones chapas policarbonato</text:p>
          </table:table-cell>
          <table:table-cell table:number-columns-repeated="1019"/>
        </table:table-row>
        <table:table-row table:style-name="ro2">
          <table:table-cell table:number-columns-repeated="4"/>
          <table:table-cell office:value-type="string" calcext:value-type="string">
            <text:p>15 ondulaciones chapas aluminizadas</text:p>
          </table:table-cell>
          <table:table-cell table:number-columns-repeated="1019"/>
        </table:table-row>
        <table:table-row table:style-name="ro2" table:number-rows-repeated="1048533">
          <table:table-cell table:number-columns-repeated="1024"/>
        </table:table-row>
        <table:table-row table:style-name="ro3" table:number-rows-repeated="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Hoja3" table:style-name="ta1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ce35"/>
        <table:table-column table:style-name="co9" table:default-cell-style-name="Default"/>
        <table:table-column table:style-name="co10" table:default-cell-style-name="Default"/>
        <table:table-column table:style-name="co5" table:default-cell-style-name="ce42"/>
        <table:table-column table:style-name="co5" table:number-columns-repeated="2" table:default-cell-style-name="Default"/>
        <table:table-row table:style-name="ro1">
          <table:table-cell table:number-columns-repeated="2"/>
          <table:table-cell table:style-name="Default"/>
          <table:table-cell table:number-columns-repeated="2"/>
          <table:table-cell table:style-name="ce41" table:formula="of:=SUM([.F6:.F27])" office:value-type="float" office:value="453100" calcext:value-type="float">
            <text:p>453.100</text:p>
          </table:table-cell>
          <table:table-cell table:number-columns-repeated="2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number-columns-repeated="2" table:style-name="ce34" office:value-type="string" calcext:value-type="string">
            <text:p>Cantidad de</text:p>
          </table:table-cell>
          <table:table-cell table:style-name="ce34" office:value-type="string" calcext:value-type="string">
            <text:p>Detalle</text:p>
          </table:table-cell>
          <table:table-cell table:style-name="ce34" office:value-type="string" calcext:value-type="string">
            <text:p>Sub Total</text:p>
          </table:table-cell>
          <table:table-cell table:style-name="ce34" office:value-type="string" calcext:value-type="string">
            <text:p>Valor Venta</text:p>
          </table:table-cell>
          <table:table-cell table:style-name="ce34" office:value-type="string" calcext:value-type="string">
            <text:p>Monto</text:p>
          </table:table-cell>
          <table:table-cell table:number-columns-repeated="2"/>
        </table:table-row>
        <table:table-row table:style-name="ro1">
          <table:table-cell table:style-name="ce34" office:value-type="string" calcext:value-type="string">
            <text:p>Cajones</text:p>
          </table:table-cell>
          <table:table-cell table:style-name="ce34" office:value-type="string" calcext:value-type="string">
            <text:p>Botellas x Cajon</text:p>
          </table:table-cell>
          <table:table-cell table:style-name="ce34"/>
          <table:table-cell table:style-name="ce34" office:value-type="string" calcext:value-type="string">
            <text:p>Botellas</text:p>
          </table:table-cell>
          <table:table-cell table:style-name="ce34" office:value-type="string" calcext:value-type="string">
            <text:p>Cada Botella</text:p>
          </table:table-cell>
          <table:table-cell table:style-name="ce34" office:value-type="string" calcext:value-type="string">
            <text:p>Recuperar</text:p>
          </table:table-cell>
          <table:table-cell table:number-columns-repeated="2"/>
        </table:table-row>
        <table:table-row table:style-name="ro1">
          <table:table-cell table:style-name="ce35" office:value-type="float" office:value="28" calcext:value-type="float">
            <text:p>28</text:p>
          </table:table-cell>
          <table:table-cell table:style-name="ce35" office:value-type="float" office:value="24" calcext:value-type="float">
            <text:p>24</text:p>
          </table:table-cell>
          <table:table-cell office:value-type="string" calcext:value-type="string">
            <text:p>Fernet Comun</text:p>
          </table:table-cell>
          <table:table-cell table:style-name="ce35" table:formula="of:=[.A6]*[.B6]" office:value-type="float" office:value="672" calcext:value-type="float">
            <text:p>672</text:p>
          </table:table-cell>
          <table:table-cell table:style-name="ce35" office:value-type="float" office:value="450" calcext:value-type="float">
            <text:p>450</text:p>
          </table:table-cell>
          <table:table-cell table:formula="of:=[.D6]*[.E6]" office:value-type="float" office:value="302400" calcext:value-type="float">
            <text:p>302.400</text:p>
          </table:table-cell>
          <table:table-cell table:number-columns-repeated="2"/>
        </table:table-row>
        <table:table-row table:style-name="ro1">
          <table:table-cell table:style-name="ce35" office:value-type="float" office:value="4" calcext:value-type="float">
            <text:p>4</text:p>
          </table:table-cell>
          <table:table-cell table:style-name="ce35" office:value-type="float" office:value="24" calcext:value-type="float">
            <text:p>24</text:p>
          </table:table-cell>
          <table:table-cell office:value-type="string" calcext:value-type="string">
            <text:p>Velo Barreiro</text:p>
          </table:table-cell>
          <table:table-cell table:style-name="ce35" table:formula="of:=[.A7]*[.B7]" office:value-type="float" office:value="96" calcext:value-type="float">
            <text:p>96</text:p>
          </table:table-cell>
          <table:table-cell table:style-name="ce35" office:value-type="float" office:value="250" calcext:value-type="float">
            <text:p>250</text:p>
          </table:table-cell>
          <table:table-cell table:formula="of:=[.D7]*[.E7]" office:value-type="float" office:value="24000" calcext:value-type="float">
            <text:p>24.000</text:p>
          </table:table-cell>
          <table:table-cell table:number-columns-repeated="2"/>
        </table:table-row>
        <table:table-row table:style-name="ro1">
          <table:table-cell table:style-name="ce35" office:value-type="float" office:value="2" calcext:value-type="float">
            <text:p>2</text:p>
          </table:table-cell>
          <table:table-cell table:style-name="ce35" office:value-type="float" office:value="24" calcext:value-type="float">
            <text:p>24</text:p>
          </table:table-cell>
          <table:table-cell office:value-type="string" calcext:value-type="string">
            <text:p>Whisky J. Red</text:p>
          </table:table-cell>
          <table:table-cell table:style-name="ce35" table:formula="of:=[.A8]*[.B8]" office:value-type="float" office:value="48" calcext:value-type="float">
            <text:p>48</text:p>
          </table:table-cell>
          <table:table-cell table:style-name="ce35" office:value-type="float" office:value="800" calcext:value-type="float">
            <text:p>800</text:p>
          </table:table-cell>
          <table:table-cell table:formula="of:=[.D8]*[.E8]" office:value-type="float" office:value="38400" calcext:value-type="float">
            <text:p>38.400</text:p>
          </table:table-cell>
          <table:table-cell table:number-columns-repeated="2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float" office:value="12" calcext:value-type="float">
            <text:p>12</text:p>
          </table:table-cell>
          <table:table-cell office:value-type="string" calcext:value-type="string">
            <text:p>Whisky Ballantine</text:p>
          </table:table-cell>
          <table:table-cell table:style-name="ce35" table:formula="of:=[.A9]*[.B9]" office:value-type="float" office:value="12" calcext:value-type="float">
            <text:p>12</text:p>
          </table:table-cell>
          <table:table-cell table:style-name="ce35" office:value-type="float" office:value="700" calcext:value-type="float">
            <text:p>700</text:p>
          </table:table-cell>
          <table:table-cell table:formula="of:=[.D9]*[.E9]" office:value-type="float" office:value="8400" calcext:value-type="float">
            <text:p>8.400</text:p>
          </table:table-cell>
          <table:table-cell/>
          <table:table-cell office:value-type="string" calcext:value-type="string">
            <text:p>una botella esta sin estuche</text:p>
          </table:table-cell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float" office:value="18" calcext:value-type="float">
            <text:p>18</text:p>
          </table:table-cell>
          <table:table-cell office:value-type="string" calcext:value-type="string">
            <text:p>Jaguer</text:p>
          </table:table-cell>
          <table:table-cell table:style-name="ce35" table:formula="of:=[.A10]*[.B10]" office:value-type="float" office:value="18" calcext:value-type="float">
            <text:p>18</text:p>
          </table:table-cell>
          <table:table-cell table:style-name="ce35" office:value-type="float" office:value="700" calcext:value-type="float">
            <text:p>700</text:p>
          </table:table-cell>
          <table:table-cell table:formula="of:=[.D10]*[.E10]" office:value-type="float" office:value="12600" calcext:value-type="float">
            <text:p>12.600</text:p>
          </table:table-cell>
          <table:table-cell table:number-columns-repeated="2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float" office:value="18" calcext:value-type="float">
            <text:p>18</text:p>
          </table:table-cell>
          <table:table-cell office:value-type="string" calcext:value-type="string">
            <text:p>Jaguer</text:p>
          </table:table-cell>
          <table:table-cell table:style-name="ce35" table:formula="of:=[.A11]*[.B11]" office:value-type="float" office:value="18" calcext:value-type="float">
            <text:p>18</text:p>
          </table:table-cell>
          <table:table-cell table:style-name="ce35" office:value-type="float" office:value="700" calcext:value-type="float">
            <text:p>700</text:p>
          </table:table-cell>
          <table:table-cell table:formula="of:=[.D11]*[.E11]" office:value-type="float" office:value="12600" calcext:value-type="float">
            <text:p>12.600</text:p>
          </table:table-cell>
          <table:table-cell table:number-columns-repeated="2"/>
        </table:table-row>
        <table:table-row table:style-name="ro1">
          <table:table-cell table:style-name="ce35" office:value-type="float" office:value="1" calcext:value-type="float">
            <text:p>1</text:p>
          </table:table-cell>
          <table:table-cell table:style-name="ce35" office:value-type="float" office:value="12" calcext:value-type="float">
            <text:p>12</text:p>
          </table:table-cell>
          <table:table-cell office:value-type="string" calcext:value-type="string">
            <text:p>Jaguer</text:p>
          </table:table-cell>
          <table:table-cell table:style-name="ce35" table:formula="of:=[.A12]*[.B12]" office:value-type="float" office:value="12" calcext:value-type="float">
            <text:p>12</text:p>
          </table:table-cell>
          <table:table-cell table:style-name="ce35" office:value-type="float" office:value="700" calcext:value-type="float">
            <text:p>700</text:p>
          </table:table-cell>
          <table:table-cell table:formula="of:=[.D12]*[.E12]" office:value-type="float" office:value="8400" calcext:value-type="float">
            <text:p>8.400</text:p>
          </table:table-cell>
          <table:table-cell table:number-columns-repeated="2"/>
        </table:table-row>
        <table:table-row table:style-name="ro1">
          <table:table-cell table:style-name="ce35" table:number-columns-repeated="2"/>
          <table:table-cell/>
          <table:table-cell table:style-name="ce35" table:formula="of:=[.A13]*[.B13]" office:value-type="float" office:value="0" calcext:value-type="float">
            <text:p>0</text:p>
          </table:table-cell>
          <table:table-cell table:style-name="ce35"/>
          <table:table-cell table:formula="of:=[.D13]*[.E13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5" table:number-columns-repeated="2"/>
          <table:table-cell/>
          <table:table-cell table:style-name="ce35" table:formula="of:=[.A14]*[.B14]" office:value-type="float" office:value="0" calcext:value-type="float">
            <text:p>0</text:p>
          </table:table-cell>
          <table:table-cell table:style-name="ce35"/>
          <table:table-cell table:formula="of:=[.D14]*[.E14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2">
          <table:table-cell table:style-name="ce36" table:number-columns-repeated="6"/>
          <table:table-cell table:number-columns-repeated="2"/>
        </table:table-row>
        <table:table-row table:style-name="ro1">
          <table:table-cell table:style-name="ce36"/>
          <table:table-cell table:style-name="ce38"/>
          <table:table-cell table:style-name="ce34" office:value-type="string" calcext:value-type="string">
            <text:p>Detalle</text:p>
          </table:table-cell>
          <table:table-cell table:style-name="ce34" office:value-type="string" calcext:value-type="string">
            <text:p>Botellas Sueltas</text:p>
          </table:table-cell>
          <table:table-cell table:style-name="ce34" office:value-type="string" calcext:value-type="string">
            <text:p>Valor Venta</text:p>
          </table:table-cell>
          <table:table-cell table:style-name="ce34" office:value-type="string" calcext:value-type="string">
            <text:p>Monto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39" table:number-columns-repeated="2"/>
          <table:table-cell table:style-name="ce34" office:value-type="string" calcext:value-type="string">
            <text:p>Cada Botella</text:p>
          </table:table-cell>
          <table:table-cell table:style-name="ce34" office:value-type="string" calcext:value-type="string">
            <text:p>Recuperar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rnet Comun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450" calcext:value-type="float">
            <text:p>450</text:p>
          </table:table-cell>
          <table:table-cell table:formula="of:=[.D19]*[.E19]" office:value-type="float" office:value="4500" calcext:value-type="float">
            <text:p>4.5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Fernet Menta Nuevo</text:p>
          </table:table-cell>
          <table:table-cell table:style-name="ce40" office:value-type="float" office:value="23" calcext:value-type="float">
            <text:p>23</text:p>
          </table:table-cell>
          <table:table-cell table:style-name="ce40" office:value-type="float" office:value="450" calcext:value-type="float">
            <text:p>450</text:p>
          </table:table-cell>
          <table:table-cell table:formula="of:=[.D20]*[.E20]" office:value-type="float" office:value="10350" calcext:value-type="float">
            <text:p>10.350</text:p>
          </table:table-cell>
          <table:table-cell/>
          <table:table-cell office:value-type="string" calcext:value-type="string">
            <text:p>me quedan 7 de menta receta vieja que son para consum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Velo Barreiro</text:p>
          </table:table-cell>
          <table:table-cell table:style-name="ce53" office:value-type="float" office:value="7" calcext:value-type="float">
            <text:p>7</text:p>
          </table:table-cell>
          <table:table-cell table:style-name="ce40" office:value-type="float" office:value="250" calcext:value-type="float">
            <text:p>250</text:p>
          </table:table-cell>
          <table:table-cell table:formula="of:=[.D21]*[.E21]" office:value-type="float" office:value="1750" calcext:value-type="float">
            <text:p>1.750</text:p>
          </table:table-cell>
          <table:table-cell/>
          <table:table-cell office:value-type="string" calcext:value-type="string">
            <text:p>me quda 1 vat que no se el precio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Whisky J. Red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800" calcext:value-type="float">
            <text:p>800</text:p>
          </table:table-cell>
          <table:table-cell table:formula="of:=[.D22]*[.E22]" office:value-type="float" office:value="8000" calcext:value-type="float">
            <text:p>8.0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0" office:value-type="string" calcext:value-type="string">
            <text:p>Jaguer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700" calcext:value-type="float">
            <text:p>700</text:p>
          </table:table-cell>
          <table:table-cell table:formula="of:=[.D23]*[.E23]" office:value-type="float" office:value="2800" calcext:value-type="float">
            <text:p>2.8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0" office:value-type="string" calcext:value-type="string">
            <text:p>Absolut</text:p>
          </table:table-cell>
          <table:table-cell table:style-name="ce40" office:value-type="float" office:value="9" calcext:value-type="float">
            <text:p>9</text:p>
          </table:table-cell>
          <table:table-cell table:style-name="ce40" office:value-type="float" office:value="700" calcext:value-type="float">
            <text:p>700</text:p>
          </table:table-cell>
          <table:table-cell table:formula="of:=[.D24]*[.E24]" office:value-type="float" office:value="6300" calcext:value-type="float">
            <text:p>6.30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Whisky D. Black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1800" calcext:value-type="float">
            <text:p>1800</text:p>
          </table:table-cell>
          <table:table-cell table:formula="of:=[.D25]*[.E25]" office:value-type="float" office:value="9000" calcext:value-type="float">
            <text:p>9.000</text:p>
          </table:table-cell>
          <table:table-cell table:number-columns-repeated="2"/>
        </table:table-row>
        <table:table-row table:style-name="ro1">
          <table:table-cell table:number-columns-repeated="2"/>
          <table:table-cell table:style-name="ce40" office:value-type="string" calcext:value-type="string">
            <text:p>Amarula</text:p>
          </table:table-cell>
          <table:table-cell table:style-name="ce40" office:value-type="float" office:value="4" calcext:value-type="float">
            <text:p>4</text:p>
          </table:table-cell>
          <table:table-cell table:style-name="ce40" office:value-type="float" office:value="900" calcext:value-type="float">
            <text:p>900</text:p>
          </table:table-cell>
          <table:table-cell table:formula="of:=[.D26]*[.E26]" office:value-type="float" office:value="3600" calcext:value-type="float">
            <text:p>3.600</text:p>
          </table:table-cell>
          <table:table-cell/>
          <table:table-cell office:value-type="string" calcext:value-type="string">
            <text:p>TATO</text:p>
          </table:table-cell>
        </table:table-row>
        <table:table-row table:style-name="ro1">
          <table:table-cell/>
          <table:table-cell table:style-name="ce50"/>
          <table:table-cell table:style-name="ce40" table:number-columns-repeated="3"/>
          <table:table-cell table:formula="of:=[.D27]*[.E27]" office:value-type="float" office:value="0" calcext:value-type="float">
            <text:p>0</text:p>
          </table:table-cell>
          <table:table-cell table:number-columns-repeated="2"/>
        </table:table-row>
        <table:table-row table:style-name="ro1" table:number-rows-repeated="5"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37" office:value-type="string" calcext:value-type="string">
            <text:p>Repartido</text:p>
          </table:table-cell>
          <table:table-cell office:value-type="string" calcext:value-type="string">
            <text:p>esto esta incluido en el global, si se vende descontar de ambos lados</text:p>
          </table:table-cell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21 fernet comun en casa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4 j.rojo en casa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4 jaguer en casa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2 fernet en lo de lulu</text:p>
          </table:table-cell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UY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14">00/00/0000</text:date>, <text:time style:data-style-name="N2" text:time-value="10:36:14.95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1-11T13:24:53.874000000</meta:creation-date>
    <dc:date>2023-10-14T10:36:22.601000000</dc:date>
    <meta:editing-duration>P66DT16H38M37S</meta:editing-duration>
    <meta:editing-cycles>116</meta:editing-cycles>
    <meta:generator>LibreOffice/7.2.5.2$Windows_X86_64 LibreOffice_project/499f9727c189e6ef3471021d6132d4c694f357e5</meta:generator>
    <meta:document-statistic meta:table-count="3" meta:cell-count="752" meta:object-count="0"/>
  </office:meta>
</office:document-meta>
</file>